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4" style:family="table-cell" style:parent-style-name="Default">
      <style:table-cell-properties fo:border="0.99pt solid #000000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fo:background-color="#ffff00" fo:border="0.99pt solid #000000"/>
      <style:text-properties style:font-name="Liberation Sans"/>
    </style:style>
    <style:style style:name="ce16" style:family="table-cell" style:parent-style-name="Default">
      <style:table-cell-properties fo:background-color="#ffff00" fo:border="0.99pt solid #000000"/>
      <style:text-properties fo:color="#c9211e" style:font-name="Liberation Sans" fo:font-weight="bold" style:font-weight-asian="bold" style:font-weight-complex="bold"/>
    </style:style>
    <style:style style:name="ce17" style:family="table-cell" style:parent-style-name="Default">
      <style:table-cell-properties fo:background-color="#ffa6a6" fo:border="0.99pt solid #000000"/>
      <style:text-properties style:font-name="Liberation Sans"/>
    </style:style>
    <style:style style:name="ce5" style:family="table-cell" style:parent-style-name="Default">
      <style:table-cell-properties fo:background-color="#ffa6a6" fo:border="0.99pt solid #000000"/>
      <style:text-properties fo:color="#c9211e" style:font-name="Liberation Sans" fo:font-weight="bold" style:font-weight-asian="bold" style:font-weight-complex="bold"/>
    </style: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fo:wrap-option="wrap" fo:border="0.99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61">
      <style:table-cell-properties fo:background-color="#ffff00" fo:wrap-option="wrap" fo:border="0.99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61">
      <style:table-cell-properties fo:background-color="#ffff00" fo:wrap-option="wrap" fo:border="0.99pt solid #000000"/>
      <style:text-properties fo:color="#c9211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61">
      <style:table-cell-properties fo:background-color="#ffff00" fo:border="0.99pt solid #000000"/>
      <style:text-properties style:font-name="Liberation Sans"/>
    </style:style>
    <style:style style:name="ce24" style:family="table-cell" style:parent-style-name="Default">
      <style:table-cell-properties fo:background-color="#ffa6a6" fo:wrap-option="wrap" fo:border="0.99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a6a6" fo:wrap-option="wrap" fo:border="0.99pt solid #000000"/>
      <style:text-properties fo:color="#c9211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fo:background-color="#ffa6a6" fo:wrap-option="wrap" fo:border="0.99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61">
      <style:table-cell-properties fo:background-color="#ffa6a6" fo:border="0.99pt solid #000000"/>
      <style:text-properties style:font-name="Liberation Sans"/>
    </style:style>
    <style:style style:name="ce27" style:family="table-cell" style:parent-style-name="Default">
      <style:table-cell-properties fo:background-color="#ffff00" fo:wrap-option="wrap" fo:border="0.99pt solid #000000"/>
      <style:text-properties fo:color="#c9211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99pt solid #000000"/>
      <style:text-properties style:font-name="Liberation Sans"/>
    </style:style>
    <style:style style:name="ce29" style:family="table-cell" style:parent-style-name="Default"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ext-properties fo:color="#c9211e" style:font-name="Liberation Sans" fo:font-weight="bold" style:font-weight-asian="bold" style:font-weight-complex="bold"/>
    </style:style>
    <style:style style:name="ce45" style:family="table-cell" style:parent-style-name="Default">
      <style:text-properties fo:color="#c9211e" fo:font-weight="bold" style:font-weight-asian="bold" style:font-weight-complex="bold"/>
    </style:style>
    <style:style style:name="ce30" style:family="table-cell" style:parent-style-name="Default">
      <style:table-cell-properties fo:background-color="#ffff00" fo:border="0.99pt solid #000000"/>
      <style:text-properties fo:color="#c9211e" style:font-name="Liberation Sans"/>
    </style:style>
    <style:style style:name="ce31" style:family="table-cell" style:parent-style-name="Default">
      <style:table-cell-properties fo:background-color="#ff7b59" fo:border="0.99pt solid #000000"/>
      <style:text-properties style:font-name="Liberation Sans"/>
    </style:style>
    <style:style style:name="ce32" style:family="table-cell" style:parent-style-name="Default" style:data-style-name="N61">
      <style:table-cell-properties fo:background-color="#ffff00" fo:wrap-option="wrap" fo:border="0.99pt solid #000000"/>
      <style:text-properties fo:color="#c9211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7b59" fo:wrap-option="wrap" fo:border="0.99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61">
      <style:table-cell-properties fo:background-color="#ff7b59" fo:wrap-option="wrap" fo:border="0.99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61">
      <style:table-cell-properties fo:background-color="#ff7b59" fo:border="0.99pt solid #000000"/>
      <style:text-properties style:font-name="Liberation Sans"/>
    </style:style>
    <style:style style:name="ce36" style:family="table-cell" style:parent-style-name="Default">
      <style:table-cell-properties fo:border="0.99pt solid #000000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ffff00" fo:wrap-option="wrap" fo:border="0.99pt solid #000000"/>
      <style:text-properties fo:color="#c9211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Liberation Sans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thod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1" table:number-columns-repeated="3" table:default-cell-style-name="ce18"/>
        <table:table-column table:style-name="co4" table:default-cell-style-name="ce18"/>
        <table:table-column table:style-name="co1" table:number-columns-repeated="57" table:default-cell-style-name="ce18"/>
        <table:table-column table:style-name="co1" table:number-columns-repeated="960" table:default-cell-style-name="Default"/>
        <table:table-row table:style-name="ro1">
          <table:table-cell table:style-name="ce14" office:value-type="string" calcext:value-type="string">
            <text:p>Data</text:p>
          </table:table-cell>
          <table:table-cell table:style-name="ce19" office:value-type="string" calcext:value-type="string">
            <text:p>Learning rate </text:p>
          </table:table-cell>
          <table:table-cell table:style-name="ce19" office:value-type="string" calcext:value-type="string">
            <text:p>dropout_prob</text:p>
          </table:table-cell>
          <table:table-cell table:style-name="ce14" office:value-type="string" calcext:value-type="string">
            <text:p>loss</text:p>
          </table:table-cell>
          <table:table-cell table:style-name="ce14" office:value-type="string" calcext:value-type="string">
            <text:p>f1-score</text:p>
          </table:table-cell>
          <table:table-cell table:style-name="ce14" office:value-type="string" calcext:value-type="string">
            <text:p>accuracy</text:p>
          </table:table-cell>
          <table:table-cell table:style-name="ce28" office:value-type="string" calcext:value-type="string">
            <text:p>Precision</text:p>
          </table:table-cell>
          <table:table-cell table:style-name="ce28" office:value-type="string" calcext:value-type="string">
            <text:p>Recall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0" office:value-type="float" office:value="0.000009" calcext:value-type="float">
            <text:p>9E-06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.0283957775682211" calcext:value-type="float">
            <text:p>0.028395777568221</text:p>
          </table:table-cell>
          <table:table-cell table:style-name="ce20" office:value-type="float" office:value="0.774878799915314" calcext:value-type="float">
            <text:p>0.774878799915314</text:p>
          </table:table-cell>
          <table:table-cell table:style-name="ce20" office:value-type="float" office:value="0.688122272491455" calcext:value-type="float">
            <text:p>0.688122272491455</text:p>
          </table:table-cell>
          <table:table-cell table:style-name="ce15" office:value-type="float" office:value="0.862329065799713" calcext:value-type="float">
            <text:p>0.862329065799713</text:p>
          </table:table-cell>
          <table:table-cell table:style-name="ce15" office:value-type="float" office:value="0.819685101509094" calcext:value-type="float">
            <text:p>0.819685101509094</text:p>
          </table:table-cell>
          <table:table-cell table:style-name="ce29" office:value-type="string" calcext:value-type="string" table:number-columns-spanned="1" table:number-rows-spanned="4">
            <text:p>Using seeds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0" office:value-type="float" office:value="0.000009" calcext:value-type="float">
            <text:p>9E-06</text:p>
          </table:table-cell>
          <table:table-cell table:style-name="ce15" office:value-type="float" office:value="0.2" calcext:value-type="float">
            <text:p>0.2</text:p>
          </table:table-cell>
          <table:table-cell table:style-name="ce20" office:value-type="float" office:value="0.0206370316445828" calcext:value-type="float">
            <text:p>0.020637031644583</text:p>
          </table:table-cell>
          <table:table-cell table:style-name="ce20" office:value-type="float" office:value="0.778326749801636" calcext:value-type="float">
            <text:p>0.778326749801636</text:p>
          </table:table-cell>
          <table:table-cell table:style-name="ce20" office:value-type="float" office:value="0.784627914428711" calcext:value-type="float">
            <text:p>0.784627914428711</text:p>
          </table:table-cell>
          <table:table-cell table:style-name="ce15" office:value-type="float" office:value="0.808459222316742" calcext:value-type="float">
            <text:p>0.808459222316742</text:p>
          </table:table-cell>
          <table:table-cell table:style-name="ce15" office:value-type="float" office:value="0.879530370235443" calcext:value-type="float">
            <text:p>0.879530370235443</text:p>
          </table:table-cell>
          <table:covered-table-cell/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0" office:value-type="float" office:value="0.000009" calcext:value-type="float">
            <text:p>9E-06</text:p>
          </table:table-cell>
          <table:table-cell table:style-name="ce15" office:value-type="float" office:value="0.4" calcext:value-type="float">
            <text:p>0.4</text:p>
          </table:table-cell>
          <table:table-cell table:style-name="ce20" office:value-type="float" office:value="0.0232116486877203" calcext:value-type="float">
            <text:p>0.02321164868772</text:p>
          </table:table-cell>
          <table:table-cell table:style-name="ce20" office:value-type="float" office:value="0.740553438663483" calcext:value-type="float">
            <text:p>0.740553438663483</text:p>
          </table:table-cell>
          <table:table-cell table:style-name="ce20" office:value-type="float" office:value="0.7903733253479" calcext:value-type="float">
            <text:p>0.7903733253479</text:p>
          </table:table-cell>
          <table:table-cell table:style-name="ce15" office:value-type="float" office:value="0.756036818027496" calcext:value-type="float">
            <text:p>0.756036818027496</text:p>
          </table:table-cell>
          <table:table-cell table:style-name="ce15" office:value-type="float" office:value="0.882239520549774" calcext:value-type="float">
            <text:p>0.882239520549774</text:p>
          </table:table-cell>
          <table:covered-table-cell/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0" office:value-type="float" office:value="0.000009" calcext:value-type="float">
            <text:p>9E-06</text:p>
          </table:table-cell>
          <table:table-cell table:style-name="ce15" office:value-type="float" office:value="0.6" calcext:value-type="float">
            <text:p>0.6</text:p>
          </table:table-cell>
          <table:table-cell table:style-name="ce20" office:value-type="float" office:value="0.0902921035885811" calcext:value-type="float">
            <text:p>0.090292103588581</text:p>
          </table:table-cell>
          <table:table-cell table:style-name="ce20" office:value-type="float" office:value="0.629790484905243" calcext:value-type="float">
            <text:p>0.629790484905243</text:p>
          </table:table-cell>
          <table:table-cell table:style-name="ce20" office:value-type="float" office:value="0.396186411380768" calcext:value-type="float">
            <text:p>0.396186411380768</text:p>
          </table:table-cell>
          <table:table-cell table:style-name="ce15" office:value-type="float" office:value="0.951558470726013" calcext:value-type="float">
            <text:p>0.951558470726013</text:p>
          </table:table-cell>
          <table:table-cell table:style-name="ce15" office:value-type="float" office:value="0.5683434009552" calcext:value-type="float">
            <text:p>0.5683434009552</text:p>
          </table:table-cell>
          <table:covered-table-cell/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.024178758263588" calcext:value-type="float">
            <text:p>0.024178758263588</text:p>
          </table:table-cell>
          <table:table-cell table:style-name="ce20" office:value-type="float" office:value="0.773573398590088" calcext:value-type="float">
            <text:p>0.773573398590088</text:p>
          </table:table-cell>
          <table:table-cell table:style-name="ce20" office:value-type="float" office:value="0.675895512104034" calcext:value-type="float">
            <text:p>0.675895512104034</text:p>
          </table:table-cell>
          <table:table-cell table:style-name="ce20" office:value-type="float" office:value="0.861386656761169" calcext:value-type="float">
            <text:p>0.861386656761169</text:p>
          </table:table-cell>
          <table:table-cell table:style-name="ce20" office:value-type="float" office:value="0.815466523170471" calcext:value-type="float">
            <text:p>0.815466523170471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15" office:value-type="float" office:value="0.2" calcext:value-type="float">
            <text:p>0.2</text:p>
          </table:table-cell>
          <table:table-cell table:style-name="ce20" office:value-type="float" office:value="0.0209231190383434" calcext:value-type="float">
            <text:p>0.020923119038343</text:p>
          </table:table-cell>
          <table:table-cell table:style-name="ce20" office:value-type="float" office:value="0.768708109855652" calcext:value-type="float">
            <text:p>0.768708109855652</text:p>
          </table:table-cell>
          <table:table-cell table:style-name="ce20" office:value-type="float" office:value="0.795545160770416" calcext:value-type="float">
            <text:p>0.795545160770416</text:p>
          </table:table-cell>
          <table:table-cell table:style-name="ce20" office:value-type="float" office:value="0.787013590335846" calcext:value-type="float">
            <text:p>0.787013590335846</text:p>
          </table:table-cell>
          <table:table-cell table:style-name="ce20" office:value-type="float" office:value="0.885934174060822" calcext:value-type="float">
            <text:p>0.885934174060822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15" office:value-type="float" office:value="0.4" calcext:value-type="float">
            <text:p>0.4</text:p>
          </table:table-cell>
          <table:table-cell table:style-name="ce20" office:value-type="float" office:value="0.0225293859839439" calcext:value-type="float">
            <text:p>0.022529385983944</text:p>
          </table:table-cell>
          <table:table-cell table:style-name="ce20" office:value-type="float" office:value="0.742773532867431" calcext:value-type="float">
            <text:p>0.742773532867431</text:p>
          </table:table-cell>
          <table:table-cell table:style-name="ce20" office:value-type="float" office:value="0.772422850131989" calcext:value-type="float">
            <text:p>0.772422850131989</text:p>
          </table:table-cell>
          <table:table-cell table:style-name="ce20" office:value-type="float" office:value="0.767507910728455" calcext:value-type="float">
            <text:p>0.767507910728455</text:p>
          </table:table-cell>
          <table:table-cell table:style-name="ce20" office:value-type="float" office:value="0.871445417404175" calcext:value-type="float">
            <text:p>0.871445417404175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15" office:value-type="float" office:value="0.6" calcext:value-type="float">
            <text:p>0.6</text:p>
          </table:table-cell>
          <table:table-cell table:style-name="ce20" office:value-type="float" office:value="0.0979088470339775" calcext:value-type="float">
            <text:p>0.097908847033978</text:p>
          </table:table-cell>
          <table:table-cell table:style-name="ce20" office:value-type="float" office:value="0.632726430892944" calcext:value-type="float">
            <text:p>0.632726430892944</text:p>
          </table:table-cell>
          <table:table-cell table:style-name="ce20" office:value-type="float" office:value="0.390646636486053" calcext:value-type="float">
            <text:p>0.390646636486053</text:p>
          </table:table-cell>
          <table:table-cell table:style-name="ce20" office:value-type="float" office:value="0.985616683959961" calcext:value-type="float">
            <text:p>0.985616683959961</text:p>
          </table:table-cell>
          <table:table-cell table:style-name="ce20" office:value-type="float" office:value="0.556534349918366" calcext:value-type="float">
            <text:p>0.556534349918366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.0276971999555826" calcext:value-type="float">
            <text:p>0.027697199955583</text:p>
          </table:table-cell>
          <table:table-cell table:style-name="ce20" office:value-type="float" office:value="0.796012341976166" calcext:value-type="float">
            <text:p>0.796012341976166</text:p>
          </table:table-cell>
          <table:table-cell table:style-name="ce20" office:value-type="float" office:value="0.708434760570526" calcext:value-type="float">
            <text:p>0.708434760570526</text:p>
          </table:table-cell>
          <table:table-cell table:style-name="ce20" office:value-type="float" office:value="0.878566384315491" calcext:value-type="float">
            <text:p>0.878566384315491</text:p>
          </table:table-cell>
          <table:table-cell table:style-name="ce20" office:value-type="float" office:value="0.831338822841644" calcext:value-type="float">
            <text:p>0.831338822841644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15" office:value-type="float" office:value="0.2" calcext:value-type="float">
            <text:p>0.2</text:p>
          </table:table-cell>
          <table:table-cell table:style-name="ce20" office:value-type="float" office:value="0.0211466997861862" calcext:value-type="float">
            <text:p>0.021146699786186</text:p>
          </table:table-cell>
          <table:table-cell table:style-name="ce20" office:value-type="float" office:value="0.796463072299957" calcext:value-type="float">
            <text:p>0.796463072299957</text:p>
          </table:table-cell>
          <table:table-cell table:style-name="ce20" office:value-type="float" office:value="0.784608960151672" calcext:value-type="float">
            <text:p>0.784608960151672</text:p>
          </table:table-cell>
          <table:table-cell table:style-name="ce20" office:value-type="float" office:value="0.830363690853119" calcext:value-type="float">
            <text:p>0.830363690853119</text:p>
          </table:table-cell>
          <table:table-cell table:style-name="ce20" office:value-type="float" office:value="0.879304111003876" calcext:value-type="float">
            <text:p>0.879304111003876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15" office:value-type="float" office:value="0.4" calcext:value-type="float">
            <text:p>0.4</text:p>
          </table:table-cell>
          <table:table-cell table:style-name="ce20" office:value-type="float" office:value="0.0231597293168306" calcext:value-type="float">
            <text:p>0.023159729316831</text:p>
          </table:table-cell>
          <table:table-cell table:style-name="ce20" office:value-type="float" office:value="0.741542279720306" calcext:value-type="float">
            <text:p>0.741542279720306</text:p>
          </table:table-cell>
          <table:table-cell table:style-name="ce20" office:value-type="float" office:value="0.798540234565735" calcext:value-type="float">
            <text:p>0.798540234565735</text:p>
          </table:table-cell>
          <table:table-cell table:style-name="ce20" office:value-type="float" office:value="0.753311216831207" calcext:value-type="float">
            <text:p>0.753311216831207</text:p>
          </table:table-cell>
          <table:table-cell table:style-name="ce20" office:value-type="float" office:value="0.885789394378662" calcext:value-type="float">
            <text:p>0.885789394378662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0397284030914307" calcext:value-type="float">
            <text:p>0.039728403091431</text:p>
          </table:table-cell>
          <table:table-cell table:style-name="ce15" office:value-type="float" office:value="0.641429483890533" calcext:value-type="float">
            <text:p>0.641429483890533</text:p>
          </table:table-cell>
          <table:table-cell table:style-name="ce15" office:value-type="float" office:value="0.653944790363312" calcext:value-type="float">
            <text:p>0.653944790363312</text:p>
          </table:table-cell>
          <table:table-cell table:style-name="ce15" office:value-type="float" office:value="0.699820220470428" calcext:value-type="float">
            <text:p>0.699820220470428</text:p>
          </table:table-cell>
          <table:table-cell table:style-name="ce15" office:value-type="float" office:value="0.784180700778961" calcext:value-type="float">
            <text:p>0.784180700778961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.0278483182191849" calcext:value-type="float">
            <text:p>0.027848318219185</text:p>
          </table:table-cell>
          <table:table-cell table:style-name="ce20" office:value-type="float" office:value="0.800783038139343" calcext:value-type="float">
            <text:p>0.800783038139343</text:p>
          </table:table-cell>
          <table:table-cell table:style-name="ce20" office:value-type="float" office:value="0.712432324886322" calcext:value-type="float">
            <text:p>0.712432324886322</text:p>
          </table:table-cell>
          <table:table-cell table:style-name="ce20" office:value-type="float" office:value="0.883219599723816" calcext:value-type="float">
            <text:p>0.883219599723816</text:p>
          </table:table-cell>
          <table:table-cell table:style-name="ce20" office:value-type="float" office:value="0.832058787345886" calcext:value-type="float">
            <text:p>0.832058787345886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SQuAD2.0</text:p>
          </table:table-cell>
          <table:table-cell table:style-name="ce22" office:value-type="float" office:value="0.00005" calcext:value-type="float">
            <text:p>5.00E-05</text:p>
          </table:table-cell>
          <table:table-cell table:style-name="ce16" office:value-type="float" office:value="0.2" calcext:value-type="float">
            <text:p>0.2</text:p>
          </table:table-cell>
          <table:table-cell table:style-name="ce27" office:value-type="float" office:value="0.0209487583488226" calcext:value-type="float">
            <text:p>0.020948758348823</text:p>
          </table:table-cell>
          <table:table-cell table:style-name="ce27" office:value-type="float" office:value="0.801827430725098" calcext:value-type="float">
            <text:p>0.801827430725098</text:p>
          </table:table-cell>
          <table:table-cell table:style-name="ce27" office:value-type="float" office:value="0.766417741775513" calcext:value-type="float">
            <text:p>0.766417741775513</text:p>
          </table:table-cell>
          <table:table-cell table:style-name="ce27" office:value-type="float" office:value="0.855636596679688" calcext:value-type="float">
            <text:p>0.855636596679688</text:p>
          </table:table-cell>
          <table:table-cell table:style-name="ce27" office:value-type="float" office:value="0.864157676696777" calcext:value-type="float">
            <text:p>0.864157676696777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0221098195761442" calcext:value-type="float">
            <text:p>0.022109819576144</text:p>
          </table:table-cell>
          <table:table-cell table:style-name="ce15" office:value-type="float" office:value="0.766786992549896" calcext:value-type="float">
            <text:p>0.766786992549896</text:p>
          </table:table-cell>
          <table:table-cell table:style-name="ce15" office:value-type="float" office:value="0.769695580005646" calcext:value-type="float">
            <text:p>0.769695580005646</text:p>
          </table:table-cell>
          <table:table-cell table:style-name="ce15" office:value-type="float" office:value="0.803543090820313" calcext:value-type="float">
            <text:p>0.803543090820313</text:p>
          </table:table-cell>
          <table:table-cell table:style-name="ce15" office:value-type="float" office:value="0.866197347640991" calcext:value-type="float">
            <text:p>0.866197347640991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0442737638950348" calcext:value-type="float">
            <text:p>0.044273763895035</text:p>
          </table:table-cell>
          <table:table-cell table:style-name="ce15" office:value-type="float" office:value="0.654099583625793" calcext:value-type="float">
            <text:p>0.654099583625793</text:p>
          </table:table-cell>
          <table:table-cell table:style-name="ce15" office:value-type="float" office:value="0.58421802520752" calcext:value-type="float">
            <text:p>0.58421802520752</text:p>
          </table:table-cell>
          <table:table-cell table:style-name="ce15" office:value-type="float" office:value="0.768496572971344" calcext:value-type="float">
            <text:p>0.768496572971344</text:p>
          </table:table-cell>
          <table:table-cell table:style-name="ce15" office:value-type="float" office:value="0.737254440784454" calcext:value-type="float">
            <text:p>0.737254440784454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7" calcext:value-type="float">
            <text:p>7.00E-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0284495633095503" calcext:value-type="float">
            <text:p>0.02844956330955</text:p>
          </table:table-cell>
          <table:table-cell table:style-name="ce15" office:value-type="float" office:value="0.796963691711426" calcext:value-type="float">
            <text:p>0.796963691711426</text:p>
          </table:table-cell>
          <table:table-cell table:style-name="ce15" office:value-type="float" office:value="0.725063562393189" calcext:value-type="float">
            <text:p>0.725063562393189</text:p>
          </table:table-cell>
          <table:table-cell table:style-name="ce15" office:value-type="float" office:value="0.861337959766388" calcext:value-type="float">
            <text:p>0.861337959766388</text:p>
          </table:table-cell>
          <table:table-cell table:style-name="ce15" office:value-type="float" office:value="0.844594955444336" calcext:value-type="float">
            <text:p>0.844594955444336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7" calcext:value-type="float">
            <text:p>7.00E-05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0220837667584419" calcext:value-type="float">
            <text:p>0.022083766758442</text:p>
          </table:table-cell>
          <table:table-cell table:style-name="ce15" office:value-type="float" office:value="0.795568704605102" calcext:value-type="float">
            <text:p>0.795568704605102</text:p>
          </table:table-cell>
          <table:table-cell table:style-name="ce15" office:value-type="float" office:value="0.764580607414246" calcext:value-type="float">
            <text:p>0.764580607414246</text:p>
          </table:table-cell>
          <table:table-cell table:style-name="ce15" office:value-type="float" office:value="0.852170050144196" calcext:value-type="float">
            <text:p>0.852170050144196</text:p>
          </table:table-cell>
          <table:table-cell table:style-name="ce15" office:value-type="float" office:value="0.858941853046417" calcext:value-type="float">
            <text:p>0.858941853046417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7" calcext:value-type="float">
            <text:p>7.00E-05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0223242975771427" calcext:value-type="float">
            <text:p>0.022324297577143</text:p>
          </table:table-cell>
          <table:table-cell table:style-name="ce15" office:value-type="float" office:value="0.766281247138977" calcext:value-type="float">
            <text:p>0.766281247138977</text:p>
          </table:table-cell>
          <table:table-cell table:style-name="ce15" office:value-type="float" office:value="0.745006740093231" calcext:value-type="float">
            <text:p>0.745006740093231</text:p>
          </table:table-cell>
          <table:table-cell table:style-name="ce15" office:value-type="float" office:value="0.824207901954651" calcext:value-type="float">
            <text:p>0.824207901954651</text:p>
          </table:table-cell>
          <table:table-cell table:style-name="ce15" office:value-type="float" office:value="0.846270978450775" calcext:value-type="float">
            <text:p>0.846270978450775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7" calcext:value-type="float">
            <text:p>7.00E-05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039630513638258" calcext:value-type="float">
            <text:p>0.039630513638258</text:p>
          </table:table-cell>
          <table:table-cell table:style-name="ce15" office:value-type="float" office:value="0.646913349628449" calcext:value-type="float">
            <text:p>0.646913349628449</text:p>
          </table:table-cell>
          <table:table-cell table:style-name="ce15" office:value-type="float" office:value="0.597284913063049" calcext:value-type="float">
            <text:p>0.597284913063049</text:p>
          </table:table-cell>
          <table:table-cell table:style-name="ce15" office:value-type="float" office:value="0.748088598251343" calcext:value-type="float">
            <text:p>0.748088598251343</text:p>
          </table:table-cell>
          <table:table-cell table:style-name="ce15" office:value-type="float" office:value="0.743075430393219" calcext:value-type="float">
            <text:p>0.743075430393219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9" calcext:value-type="float">
            <text:p>9.00E-0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.0233851335942745" calcext:value-type="float">
            <text:p>0.023385133594275</text:p>
          </table:table-cell>
          <table:table-cell table:style-name="ce20" office:value-type="float" office:value="0.796504437923431" calcext:value-type="float">
            <text:p>0.796504437923431</text:p>
          </table:table-cell>
          <table:table-cell table:style-name="ce20" office:value-type="float" office:value="0.743131697177887" calcext:value-type="float">
            <text:p>0.743131697177887</text:p>
          </table:table-cell>
          <table:table-cell table:style-name="ce20" office:value-type="float" office:value="0.859397828578949" calcext:value-type="float">
            <text:p>0.859397828578949</text:p>
          </table:table-cell>
          <table:table-cell table:style-name="ce20" office:value-type="float" office:value="0.849941492080689" calcext:value-type="float">
            <text:p>0.849941492080689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9" calcext:value-type="float">
            <text:p>9.00E-05</text:p>
          </table:table-cell>
          <table:table-cell table:style-name="ce15" office:value-type="float" office:value="0.2" calcext:value-type="float">
            <text:p>0.2</text:p>
          </table:table-cell>
          <table:table-cell table:style-name="ce20" office:value-type="float" office:value="0.0215755105018616" calcext:value-type="float">
            <text:p>0.021575510501862</text:p>
          </table:table-cell>
          <table:table-cell table:style-name="ce20" office:value-type="float" office:value="0.792489111423492" calcext:value-type="float">
            <text:p>0.792489111423492</text:p>
          </table:table-cell>
          <table:table-cell table:style-name="ce20" office:value-type="float" office:value="0.750518083572388" calcext:value-type="float">
            <text:p>0.750518083572388</text:p>
          </table:table-cell>
          <table:table-cell table:style-name="ce20" office:value-type="float" office:value="0.846212267875671" calcext:value-type="float">
            <text:p>0.846212267875671</text:p>
          </table:table-cell>
          <table:table-cell table:style-name="ce20" office:value-type="float" office:value="0.860122978687286" calcext:value-type="float">
            <text:p>0.860122978687286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9" calcext:value-type="float">
            <text:p>9.00E-05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0226571131497622" calcext:value-type="float">
            <text:p>0.022657113149762</text:p>
          </table:table-cell>
          <table:table-cell table:style-name="ce15" office:value-type="float" office:value="0.766734778881073" calcext:value-type="float">
            <text:p>0.766734778881073</text:p>
          </table:table-cell>
          <table:table-cell table:style-name="ce15" office:value-type="float" office:value="0.737827360630035" calcext:value-type="float">
            <text:p>0.737827360630035</text:p>
          </table:table-cell>
          <table:table-cell table:style-name="ce15" office:value-type="float" office:value="0.823815822601318" calcext:value-type="float">
            <text:p>0.823815822601318</text:p>
          </table:table-cell>
          <table:table-cell table:style-name="ce15" office:value-type="float" office:value="0.846201717853546" calcext:value-type="float">
            <text:p>0.846201717853546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9" calcext:value-type="float">
            <text:p>9.00E-05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038736816495657" calcext:value-type="float">
            <text:p>0.038736816495657</text:p>
          </table:table-cell>
          <table:table-cell table:style-name="ce15" office:value-type="float" office:value="0.65314394235611" calcext:value-type="float">
            <text:p>0.65314394235611</text:p>
          </table:table-cell>
          <table:table-cell table:style-name="ce15" office:value-type="float" office:value="0.54895156621933" calcext:value-type="float">
            <text:p>0.54895156621933</text:p>
          </table:table-cell>
          <table:table-cell table:style-name="ce15" office:value-type="float" office:value="0.801628112792969" calcext:value-type="float">
            <text:p>0.801628112792969</text:p>
          </table:table-cell>
          <table:table-cell table:style-name="ce15" office:value-type="float" office:value="0.70783931016922" calcext:value-type="float">
            <text:p>0.70783931016922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027684673666954" calcext:value-type="float">
            <text:p>0.027684673666954</text:p>
          </table:table-cell>
          <table:table-cell table:style-name="ce15" office:value-type="float" office:value="0.780653774738312" calcext:value-type="float">
            <text:p>0.780653774738312</text:p>
          </table:table-cell>
          <table:table-cell table:style-name="ce15" office:value-type="float" office:value="0.748965084552765" calcext:value-type="float">
            <text:p>0.748965084552765</text:p>
          </table:table-cell>
          <table:table-cell table:style-name="ce15" office:value-type="float" office:value="0.819347023963928" calcext:value-type="float">
            <text:p>0.819347023963928</text:p>
          </table:table-cell>
          <table:table-cell table:style-name="ce15" office:value-type="float" office:value="0.858752548694611" calcext:value-type="float">
            <text:p>0.858752548694611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0213263463228941" calcext:value-type="float">
            <text:p>0.021326346322894</text:p>
          </table:table-cell>
          <table:table-cell table:style-name="ce15" office:value-type="float" office:value="0.785348474979401" calcext:value-type="float">
            <text:p>0.785348474979401</text:p>
          </table:table-cell>
          <table:table-cell table:style-name="ce15" office:value-type="float" office:value="0.758756697177887" calcext:value-type="float">
            <text:p>0.758756697177887</text:p>
          </table:table-cell>
          <table:table-cell table:style-name="ce15" office:value-type="float" office:value="0.828529000282288" calcext:value-type="float">
            <text:p>0.828529000282288</text:p>
          </table:table-cell>
          <table:table-cell table:style-name="ce15" office:value-type="float" office:value="0.860741436481476" calcext:value-type="float">
            <text:p>0.860741436481476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0249902345240116" calcext:value-type="float">
            <text:p>0.024990234524012</text:p>
          </table:table-cell>
          <table:table-cell table:style-name="ce15" office:value-type="float" office:value="0.746945798397064" calcext:value-type="float">
            <text:p>0.746945798397064</text:p>
          </table:table-cell>
          <table:table-cell table:style-name="ce15" office:value-type="float" office:value="0.763576805591583" calcext:value-type="float">
            <text:p>0.763576805591583</text:p>
          </table:table-cell>
          <table:table-cell table:style-name="ce15" office:value-type="float" office:value="0.768072247505188" calcext:value-type="float">
            <text:p>0.768072247505188</text:p>
          </table:table-cell>
          <table:table-cell table:style-name="ce15" office:value-type="float" office:value="0.86494779586792" calcext:value-type="float">
            <text:p>0.86494779586792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0543837212026119" calcext:value-type="float">
            <text:p>0.054383721202612</text:p>
          </table:table-cell>
          <table:table-cell table:style-name="ce15" office:value-type="float" office:value="0.637382209300995" calcext:value-type="float">
            <text:p>0.637382209300995</text:p>
          </table:table-cell>
          <table:table-cell table:style-name="ce15" office:value-type="float" office:value="0.419917464256287" calcext:value-type="float">
            <text:p>0.419917464256287</text:p>
          </table:table-cell>
          <table:table-cell table:style-name="ce15" office:value-type="float" office:value="0.944998204708099" calcext:value-type="float">
            <text:p>0.944998204708099</text:p>
          </table:table-cell>
          <table:table-cell table:style-name="ce15" office:value-type="float" office:value="0.590592086315155" calcext:value-type="float">
            <text:p>0.590592086315155</text:p>
          </table:table-cell>
          <table:table-cell table:number-columns-repeated="1016"/>
        </table:table-row>
        <table:table-row table:style-name="ro1">
          <table:table-cell table:style-name="ce15" table:number-columns-repeated="8"/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4" office:value-type="float" office:value="0.000009" calcext:value-type="float">
            <text:p>9E-06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0.0411915928125382" calcext:value-type="float">
            <text:p>0.041191592812538</text:p>
          </table:table-cell>
          <table:table-cell table:style-name="ce24" office:value-type="float" office:value="0.685604870319366" calcext:value-type="float">
            <text:p>0.685604870319366</text:p>
          </table:table-cell>
          <table:table-cell table:style-name="ce24" office:value-type="float" office:value="0.535181045532227" calcext:value-type="float">
            <text:p>0.535181045532227</text:p>
          </table:table-cell>
          <table:table-cell table:style-name="ce17" office:value-type="float" office:value="0.827628970146179" calcext:value-type="float">
            <text:p>0.827628970146179</text:p>
          </table:table-cell>
          <table:table-cell table:style-name="ce17" office:value-type="float" office:value="0.707335770130158" calcext:value-type="float">
            <text:p>0.707335770130158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ewsQA</text:p>
          </table:table-cell>
          <table:table-cell table:style-name="ce13" office:value-type="float" office:value="0.000009" calcext:value-type="float">
            <text:p>9E-06</text:p>
          </table:table-cell>
          <table:table-cell table:style-name="ce5" office:value-type="float" office:value="0.2" calcext:value-type="float">
            <text:p>0.2</text:p>
          </table:table-cell>
          <table:table-cell table:style-name="ce13" office:value-type="float" office:value="0.0328334085643292" calcext:value-type="float">
            <text:p>0.032833408564329</text:p>
          </table:table-cell>
          <table:table-cell table:style-name="ce13" office:value-type="float" office:value="0.700620889663696" calcext:value-type="float">
            <text:p>0.700620889663696</text:p>
          </table:table-cell>
          <table:table-cell table:style-name="ce13" office:value-type="float" office:value="0.650489807128906" calcext:value-type="float">
            <text:p>0.650489807128906</text:p>
          </table:table-cell>
          <table:table-cell table:style-name="ce5" office:value-type="float" office:value="0.760830521583557" calcext:value-type="float">
            <text:p>0.760830521583557</text:p>
          </table:table-cell>
          <table:table-cell table:style-name="ce5" office:value-type="float" office:value="0.787161350250244" calcext:value-type="float">
            <text:p>0.787161350250244</text:p>
          </table:table-cell>
          <table:table-cell table:style-name="ce44" office:value-type="string" calcext:value-type="string">
            <text:p>Using seeds</text:p>
          </table:table-cell>
          <table:table-cell table:style-name="ce44" table:number-columns-repeated="55"/>
          <table:table-cell table:style-name="ce45" table:number-columns-repeated="960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4" office:value-type="float" office:value="0.000009" calcext:value-type="float">
            <text:p>9E-06</text:p>
          </table:table-cell>
          <table:table-cell table:style-name="ce17" office:value-type="float" office:value="0.4" calcext:value-type="float">
            <text:p>0.4</text:p>
          </table:table-cell>
          <table:table-cell table:style-name="ce24" office:value-type="float" office:value="0.0386659801006317" calcext:value-type="float">
            <text:p>0.038665980100632</text:p>
          </table:table-cell>
          <table:table-cell table:style-name="ce24" office:value-type="float" office:value="0.670928657054901" calcext:value-type="float">
            <text:p>0.670928657054901</text:p>
          </table:table-cell>
          <table:table-cell table:style-name="ce24" office:value-type="float" office:value="0.596081376075745" calcext:value-type="float">
            <text:p>0.596081376075745</text:p>
          </table:table-cell>
          <table:table-cell table:style-name="ce17" office:value-type="float" office:value="0.759316205978394" calcext:value-type="float">
            <text:p>0.759316205978394</text:p>
          </table:table-cell>
          <table:table-cell table:style-name="ce17" office:value-type="float" office:value="0.744605422019959" calcext:value-type="float">
            <text:p>0.744605422019959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4" office:value-type="float" office:value="0.000009" calcext:value-type="float">
            <text:p>9E-06</text:p>
          </table:table-cell>
          <table:table-cell table:style-name="ce17" office:value-type="float" office:value="0.6" calcext:value-type="float">
            <text:p>0.6</text:p>
          </table:table-cell>
          <table:table-cell table:style-name="ce24" office:value-type="float" office:value="0.152477338910103" calcext:value-type="float">
            <text:p>0.152477338910103</text:p>
          </table:table-cell>
          <table:table-cell table:style-name="ce24" office:value-type="float" office:value="0.498177200555801" calcext:value-type="float">
            <text:p>0.498177200555801</text:p>
          </table:table-cell>
          <table:table-cell table:style-name="ce24" office:value-type="float" office:value="0.31809276342392" calcext:value-type="float">
            <text:p>0.31809276342392</text:p>
          </table:table-cell>
          <table:table-cell table:style-name="ce17" office:value-type="float" office:value="0.789040923118591" calcext:value-type="float">
            <text:p>0.789040923118591</text:p>
          </table:table-cell>
          <table:table-cell table:style-name="ce17" office:value-type="float" office:value="0.513564109802246" calcext:value-type="float">
            <text:p>0.513564109802246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1" calcext:value-type="float">
            <text:p>1.00E-05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0.0386153943836689" calcext:value-type="float">
            <text:p>0.038615394383669</text:p>
          </table:table-cell>
          <table:table-cell table:style-name="ce24" office:value-type="float" office:value="0.682293295860291" calcext:value-type="float">
            <text:p>0.682293295860291</text:p>
          </table:table-cell>
          <table:table-cell table:style-name="ce24" office:value-type="float" office:value="0.527256965637207" calcext:value-type="float">
            <text:p>0.527256965637207</text:p>
          </table:table-cell>
          <table:table-cell table:style-name="ce24" office:value-type="float" office:value="0.823244571685791" calcext:value-type="float">
            <text:p>0.823244571685791</text:p>
          </table:table-cell>
          <table:table-cell table:style-name="ce24" office:value-type="float" office:value="0.706317961215973" calcext:value-type="float">
            <text:p>0.70631796121597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1" calcext:value-type="float">
            <text:p>1.00E-05</text:p>
          </table:table-cell>
          <table:table-cell table:style-name="ce17" office:value-type="float" office:value="0.2" calcext:value-type="float">
            <text:p>0.2</text:p>
          </table:table-cell>
          <table:table-cell table:style-name="ce24" office:value-type="float" office:value="0.031675361096859" calcext:value-type="float">
            <text:p>0.031675361096859</text:p>
          </table:table-cell>
          <table:table-cell table:style-name="ce24" office:value-type="float" office:value="0.703293561935425" calcext:value-type="float">
            <text:p>0.703293561935425</text:p>
          </table:table-cell>
          <table:table-cell table:style-name="ce24" office:value-type="float" office:value="0.630617558956146" calcext:value-type="float">
            <text:p>0.630617558956146</text:p>
          </table:table-cell>
          <table:table-cell table:style-name="ce24" office:value-type="float" office:value="0.778569400310516" calcext:value-type="float">
            <text:p>0.778569400310516</text:p>
          </table:table-cell>
          <table:table-cell table:style-name="ce24" office:value-type="float" office:value="0.772751033306122" calcext:value-type="float">
            <text:p>0.77275103330612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1" calcext:value-type="float">
            <text:p>1.00E-05</text:p>
          </table:table-cell>
          <table:table-cell table:style-name="ce17" office:value-type="float" office:value="0.4" calcext:value-type="float">
            <text:p>0.4</text:p>
          </table:table-cell>
          <table:table-cell table:style-name="ce24" office:value-type="float" office:value="0.0364679582417011" calcext:value-type="float">
            <text:p>0.036467958241701</text:p>
          </table:table-cell>
          <table:table-cell table:style-name="ce24" office:value-type="float" office:value="0.671077251434326" calcext:value-type="float">
            <text:p>0.671077251434326</text:p>
          </table:table-cell>
          <table:table-cell table:style-name="ce24" office:value-type="float" office:value="0.60345983505249" calcext:value-type="float">
            <text:p>0.60345983505249</text:p>
          </table:table-cell>
          <table:table-cell table:style-name="ce24" office:value-type="float" office:value="0.754021465778351" calcext:value-type="float">
            <text:p>0.754021465778351</text:p>
          </table:table-cell>
          <table:table-cell table:style-name="ce24" office:value-type="float" office:value="0.749473035335541" calcext:value-type="float">
            <text:p>0.74947303533554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1" calcext:value-type="float">
            <text:p>1.00E-05</text:p>
          </table:table-cell>
          <table:table-cell table:style-name="ce17" office:value-type="float" office:value="0.6" calcext:value-type="float">
            <text:p>0.6</text:p>
          </table:table-cell>
          <table:table-cell table:style-name="ce24" office:value-type="float" office:value="0.146863177418709" calcext:value-type="float">
            <text:p>0.146863177418709</text:p>
          </table:table-cell>
          <table:table-cell table:style-name="ce24" office:value-type="float" office:value="0.539290070533752" calcext:value-type="float">
            <text:p>0.539290070533752</text:p>
          </table:table-cell>
          <table:table-cell table:style-name="ce24" office:value-type="float" office:value="0.244959086179733" calcext:value-type="float">
            <text:p>0.244959086179733</text:p>
          </table:table-cell>
          <table:table-cell table:style-name="ce24" office:value-type="float" office:value="0.998805224895477" calcext:value-type="float">
            <text:p>0.998805224895477</text:p>
          </table:table-cell>
          <table:table-cell table:style-name="ce24" office:value-type="float" office:value="0.441214382648468" calcext:value-type="float">
            <text:p>0.44121438264846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3" calcext:value-type="float">
            <text:p>3.00E-05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0.0445752181112766" calcext:value-type="float">
            <text:p>0.044575218111277</text:p>
          </table:table-cell>
          <table:table-cell table:style-name="ce24" office:value-type="float" office:value="0.689066469669342" calcext:value-type="float">
            <text:p>0.689066469669342</text:p>
          </table:table-cell>
          <table:table-cell table:style-name="ce24" office:value-type="float" office:value="0.57255083322525" calcext:value-type="float">
            <text:p>0.57255083322525</text:p>
          </table:table-cell>
          <table:table-cell table:style-name="ce24" office:value-type="float" office:value="0.805543422698975" calcext:value-type="float">
            <text:p>0.805543422698975</text:p>
          </table:table-cell>
          <table:table-cell table:style-name="ce24" office:value-type="float" office:value="0.725778698921204" calcext:value-type="float">
            <text:p>0.725778698921204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3" calcext:value-type="float">
            <text:p>3.00E-05</text:p>
          </table:table-cell>
          <table:table-cell table:style-name="ce17" office:value-type="float" office:value="0.2" calcext:value-type="float">
            <text:p>0.2</text:p>
          </table:table-cell>
          <table:table-cell table:style-name="ce24" office:value-type="float" office:value="0.0326773151755333" calcext:value-type="float">
            <text:p>0.032677315175533</text:p>
          </table:table-cell>
          <table:table-cell table:style-name="ce24" office:value-type="float" office:value="0.697205603122711" calcext:value-type="float">
            <text:p>0.697205603122711</text:p>
          </table:table-cell>
          <table:table-cell table:style-name="ce24" office:value-type="float" office:value="0.639298141002655" calcext:value-type="float">
            <text:p>0.639298141002655</text:p>
          </table:table-cell>
          <table:table-cell table:style-name="ce24" office:value-type="float" office:value="0.763251543045044" calcext:value-type="float">
            <text:p>0.763251543045044</text:p>
          </table:table-cell>
          <table:table-cell table:style-name="ce24" office:value-type="float" office:value="0.775769472122192" calcext:value-type="float">
            <text:p>0.77576947212219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3" calcext:value-type="float">
            <text:p>3.00E-05</text:p>
          </table:table-cell>
          <table:table-cell table:style-name="ce17" office:value-type="float" office:value="0.4" calcext:value-type="float">
            <text:p>0.4</text:p>
          </table:table-cell>
          <table:table-cell table:style-name="ce24" office:value-type="float" office:value="0.0401118844747543" calcext:value-type="float">
            <text:p>0.040111884474754</text:p>
          </table:table-cell>
          <table:table-cell table:style-name="ce24" office:value-type="float" office:value="0.655269622802734" calcext:value-type="float">
            <text:p>0.655269622802734</text:p>
          </table:table-cell>
          <table:table-cell table:style-name="ce24" office:value-type="float" office:value="0.662158966064453" calcext:value-type="float">
            <text:p>0.662158966064453</text:p>
          </table:table-cell>
          <table:table-cell table:style-name="ce24" office:value-type="float" office:value="0.683776676654816" calcext:value-type="float">
            <text:p>0.683776676654816</text:p>
          </table:table-cell>
          <table:table-cell table:style-name="ce24" office:value-type="float" office:value="0.784904658794403" calcext:value-type="float">
            <text:p>0.78490465879440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3" calcext:value-type="float">
            <text:p>3.00E-05</text:p>
          </table:table-cell>
          <table:table-cell table:style-name="ce17" office:value-type="float" office:value="0.6" calcext:value-type="float">
            <text:p>0.6</text:p>
          </table:table-cell>
          <table:table-cell table:style-name="ce24" office:value-type="float" office:value="0.135565504431725" calcext:value-type="float">
            <text:p>0.135565504431725</text:p>
          </table:table-cell>
          <table:table-cell table:style-name="ce17" office:value-type="float" office:value="0.539314985275269" calcext:value-type="float">
            <text:p>0.539314985275269</text:p>
          </table:table-cell>
          <table:table-cell table:style-name="ce17" office:value-type="float" office:value="0.244959086179733" calcext:value-type="float">
            <text:p>0.244959086179733</text:p>
          </table:table-cell>
          <table:table-cell table:style-name="ce17" office:value-type="float" office:value="0.99999988079071" calcext:value-type="float">
            <text:p>0.99999988079071</text:p>
          </table:table-cell>
          <table:table-cell table:style-name="ce17" office:value-type="float" office:value="0.441049009561539" calcext:value-type="float">
            <text:p>0.44104900956153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5" calcext:value-type="float">
            <text:p>5.00E-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406020805239677" calcext:value-type="float">
            <text:p>0.040602080523968</text:p>
          </table:table-cell>
          <table:table-cell table:style-name="ce17" office:value-type="float" office:value="0.695603787899017" calcext:value-type="float">
            <text:p>0.695603787899017</text:p>
          </table:table-cell>
          <table:table-cell table:style-name="ce17" office:value-type="float" office:value="0.577511131763458" calcext:value-type="float">
            <text:p>0.577511131763458</text:p>
          </table:table-cell>
          <table:table-cell table:style-name="ce17" office:value-type="float" office:value="0.805776238441467" calcext:value-type="float">
            <text:p>0.805776238441467</text:p>
          </table:table-cell>
          <table:table-cell table:style-name="ce17" office:value-type="float" office:value="0.736717343330383" calcext:value-type="float">
            <text:p>0.73671734333038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5" calcext:value-type="float">
            <text:p>5.00E-05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.0326775833964348" calcext:value-type="float">
            <text:p>0.032677583396435</text:p>
          </table:table-cell>
          <table:table-cell table:style-name="ce17" office:value-type="float" office:value="0.702055633068085" calcext:value-type="float">
            <text:p>0.702055633068085</text:p>
          </table:table-cell>
          <table:table-cell table:style-name="ce17" office:value-type="float" office:value="0.638306021690369" calcext:value-type="float">
            <text:p>0.638306021690369</text:p>
          </table:table-cell>
          <table:table-cell table:style-name="ce17" office:value-type="float" office:value="0.771904051303864" calcext:value-type="float">
            <text:p>0.771904051303864</text:p>
          </table:table-cell>
          <table:table-cell table:style-name="ce17" office:value-type="float" office:value="0.774021983146668" calcext:value-type="float">
            <text:p>0.77402198314666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5" calcext:value-type="float">
            <text:p>5.00E-05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0.0370342433452606" calcext:value-type="float">
            <text:p>0.037034243345261</text:p>
          </table:table-cell>
          <table:table-cell table:style-name="ce17" office:value-type="float" office:value="0.660347938537598" calcext:value-type="float">
            <text:p>0.660347938537598</text:p>
          </table:table-cell>
          <table:table-cell table:style-name="ce17" office:value-type="float" office:value="0.560770094394684" calcext:value-type="float">
            <text:p>0.560770094394684</text:p>
          </table:table-cell>
          <table:table-cell table:style-name="ce17" office:value-type="float" office:value="0.772317409515381" calcext:value-type="float">
            <text:p>0.772317409515381</text:p>
          </table:table-cell>
          <table:table-cell table:style-name="ce17" office:value-type="float" office:value="0.719615161418915" calcext:value-type="float">
            <text:p>0.71961516141891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5" calcext:value-type="float">
            <text:p>5.00E-05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171809941530228" calcext:value-type="float">
            <text:p>0.171809941530228</text:p>
          </table:table-cell>
          <table:table-cell table:style-name="ce17" office:value-type="float" office:value="0.539314985275269" calcext:value-type="float">
            <text:p>0.539314985275269</text:p>
          </table:table-cell>
          <table:table-cell table:style-name="ce17" office:value-type="float" office:value="0.244959086179733" calcext:value-type="float">
            <text:p>0.244959086179733</text:p>
          </table:table-cell>
          <table:table-cell table:style-name="ce17" office:value-type="float" office:value="0.99999988079071" calcext:value-type="float">
            <text:p>0.99999988079071</text:p>
          </table:table-cell>
          <table:table-cell table:style-name="ce17" office:value-type="float" office:value="0.441049009561539" calcext:value-type="float">
            <text:p>0.44104900956153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7" calcext:value-type="float">
            <text:p>7.00E-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421151667833328" calcext:value-type="float">
            <text:p>0.042115166783333</text:p>
          </table:table-cell>
          <table:table-cell table:style-name="ce17" office:value-type="float" office:value="0.688932061195374" calcext:value-type="float">
            <text:p>0.688932061195374</text:p>
          </table:table-cell>
          <table:table-cell table:style-name="ce17" office:value-type="float" office:value="0.536886155605316" calcext:value-type="float">
            <text:p>0.536886155605316</text:p>
          </table:table-cell>
          <table:table-cell table:style-name="ce17" office:value-type="float" office:value="0.838063299655914" calcext:value-type="float">
            <text:p>0.838063299655914</text:p>
          </table:table-cell>
          <table:table-cell table:style-name="ce17" office:value-type="float" office:value="0.706789970397949" calcext:value-type="float">
            <text:p>0.70678997039794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7" calcext:value-type="float">
            <text:p>7.00E-05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.0340048000216484" calcext:value-type="float">
            <text:p>0.034004800021648</text:p>
          </table:table-cell>
          <table:table-cell table:style-name="ce17" office:value-type="float" office:value="0.705893993377685" calcext:value-type="float">
            <text:p>0.705893993377685</text:p>
          </table:table-cell>
          <table:table-cell table:style-name="ce17" office:value-type="float" office:value="0.613957107067108" calcext:value-type="float">
            <text:p>0.613957107067108</text:p>
          </table:table-cell>
          <table:table-cell table:style-name="ce17" office:value-type="float" office:value="0.791295051574707" calcext:value-type="float">
            <text:p>0.791295051574707</text:p>
          </table:table-cell>
          <table:table-cell table:style-name="ce17" office:value-type="float" office:value="0.762623190879822" calcext:value-type="float">
            <text:p>0.76262319087982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7" calcext:value-type="float">
            <text:p>7.00E-05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0.0373938269913197" calcext:value-type="float">
            <text:p>0.03739382699132</text:p>
          </table:table-cell>
          <table:table-cell table:style-name="ce17" office:value-type="float" office:value="0.66294777393341" calcext:value-type="float">
            <text:p>0.66294777393341</text:p>
          </table:table-cell>
          <table:table-cell table:style-name="ce17" office:value-type="float" office:value="0.613740086555481" calcext:value-type="float">
            <text:p>0.613740086555481</text:p>
          </table:table-cell>
          <table:table-cell table:style-name="ce17" office:value-type="float" office:value="0.72421658039093" calcext:value-type="float">
            <text:p>0.72421658039093</text:p>
          </table:table-cell>
          <table:table-cell table:style-name="ce17" office:value-type="float" office:value="0.755474448204041" calcext:value-type="float">
            <text:p>0.75547444820404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7" calcext:value-type="float">
            <text:p>7.00E-05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162990674376488" calcext:value-type="float">
            <text:p>0.162990674376488</text:p>
          </table:table-cell>
          <table:table-cell table:style-name="ce17" office:value-type="float" office:value="0.531192004680633" calcext:value-type="float">
            <text:p>0.531192004680633</text:p>
          </table:table-cell>
          <table:table-cell table:style-name="ce17" office:value-type="float" office:value="0.246261179447174" calcext:value-type="float">
            <text:p>0.246261179447174</text:p>
          </table:table-cell>
          <table:table-cell table:style-name="ce17" office:value-type="float" office:value="0.967139661312103" calcext:value-type="float">
            <text:p>0.967139661312103</text:p>
          </table:table-cell>
          <table:table-cell table:style-name="ce17" office:value-type="float" office:value="0.446202754974365" calcext:value-type="float">
            <text:p>0.44620275497436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9" calcext:value-type="float">
            <text:p>9.00E-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418838672339916" calcext:value-type="float">
            <text:p>0.041883867233992</text:p>
          </table:table-cell>
          <table:table-cell table:style-name="ce17" office:value-type="float" office:value="0.690493881702423" calcext:value-type="float">
            <text:p>0.690493881702423</text:p>
          </table:table-cell>
          <table:table-cell table:style-name="ce17" office:value-type="float" office:value="0.587884426116943" calcext:value-type="float">
            <text:p>0.587884426116943</text:p>
          </table:table-cell>
          <table:table-cell table:style-name="ce17" office:value-type="float" office:value="0.79135125875473" calcext:value-type="float">
            <text:p>0.79135125875473</text:p>
          </table:table-cell>
          <table:table-cell table:style-name="ce17" office:value-type="float" office:value="0.739297270774841" calcext:value-type="float">
            <text:p>0.73929727077484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9" calcext:value-type="float">
            <text:p>9.00E-05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.0356971919536591" calcext:value-type="float">
            <text:p>0.035697191953659</text:p>
          </table:table-cell>
          <table:table-cell table:style-name="ce17" office:value-type="float" office:value="0.688662230968475" calcext:value-type="float">
            <text:p>0.688662230968475</text:p>
          </table:table-cell>
          <table:table-cell table:style-name="ce17" office:value-type="float" office:value="0.64650297164917" calcext:value-type="float">
            <text:p>0.64650297164917</text:p>
          </table:table-cell>
          <table:table-cell table:style-name="ce17" office:value-type="float" office:value="0.753852665424347" calcext:value-type="float">
            <text:p>0.753852665424347</text:p>
          </table:table-cell>
          <table:table-cell table:style-name="ce17" office:value-type="float" office:value="0.770820796489716" calcext:value-type="float">
            <text:p>0.77082079648971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9" calcext:value-type="float">
            <text:p>9.00E-05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0.041717205196619" calcext:value-type="float">
            <text:p>0.041717205196619</text:p>
          </table:table-cell>
          <table:table-cell table:style-name="ce17" office:value-type="float" office:value="0.648922920227051" calcext:value-type="float">
            <text:p>0.648922920227051</text:p>
          </table:table-cell>
          <table:table-cell table:style-name="ce17" office:value-type="float" office:value="0.629129469394684" calcext:value-type="float">
            <text:p>0.629129469394684</text:p>
          </table:table-cell>
          <table:table-cell table:style-name="ce17" office:value-type="float" office:value="0.703506648540497" calcext:value-type="float">
            <text:p>0.703506648540497</text:p>
          </table:table-cell>
          <table:table-cell table:style-name="ce17" office:value-type="float" office:value="0.76129150390625" calcext:value-type="float">
            <text:p>0.76129150390625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5" office:value-type="float" office:value="0.00009" calcext:value-type="float">
            <text:p>9.00E-05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0966951623558998" calcext:value-type="float">
            <text:p>0.0966951623559</text:p>
          </table:table-cell>
          <table:table-cell table:style-name="ce17" office:value-type="float" office:value="0.39791938662529" calcext:value-type="float">
            <text:p>0.39791938662529</text:p>
          </table:table-cell>
          <table:table-cell table:style-name="ce17" office:value-type="float" office:value="0.446850210428238" calcext:value-type="float">
            <text:p>0.446850210428238</text:p>
          </table:table-cell>
          <table:table-cell table:style-name="ce17" office:value-type="float" office:value="0.439232647418976" calcext:value-type="float">
            <text:p>0.439232647418976</text:p>
          </table:table-cell>
          <table:table-cell table:style-name="ce17" office:value-type="float" office:value="0.627727508544922" calcext:value-type="float">
            <text:p>0.627727508544922</text:p>
          </table:table-cell>
          <table:table-cell office:value-type="string" calcext:value-type="string">
            <text:p>Using seeds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6" office:value-type="float" office:value="0.0001" calcext:value-type="float">
            <text:p>1.00E-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466287396848202" calcext:value-type="float">
            <text:p>0.04662873968482</text:p>
          </table:table-cell>
          <table:table-cell table:style-name="ce17" office:value-type="float" office:value="0.693891227245331" calcext:value-type="float">
            <text:p>0.693891227245331</text:p>
          </table:table-cell>
          <table:table-cell table:style-name="ce17" office:value-type="float" office:value="0.556690216064453" calcext:value-type="float">
            <text:p>0.556690216064453</text:p>
          </table:table-cell>
          <table:table-cell table:style-name="ce17" office:value-type="float" office:value="0.840462744235992" calcext:value-type="float">
            <text:p>0.840462744235992</text:p>
          </table:table-cell>
          <table:table-cell table:style-name="ce17" office:value-type="float" office:value="0.710970997810364" calcext:value-type="float">
            <text:p>0.710970997810364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6" office:value-type="float" office:value="0.0001" calcext:value-type="float">
            <text:p>1.00E-04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.0370805561542511" calcext:value-type="float">
            <text:p>0.037080556154251</text:p>
          </table:table-cell>
          <table:table-cell table:style-name="ce17" office:value-type="float" office:value="0.687392473220825" calcext:value-type="float">
            <text:p>0.687392473220825</text:p>
          </table:table-cell>
          <table:table-cell table:style-name="ce17" office:value-type="float" office:value="0.604997515678406" calcext:value-type="float">
            <text:p>0.604997515678406</text:p>
          </table:table-cell>
          <table:table-cell table:style-name="ce17" office:value-type="float" office:value="0.789709091186523" calcext:value-type="float">
            <text:p>0.789709091186523</text:p>
          </table:table-cell>
          <table:table-cell table:style-name="ce17" office:value-type="float" office:value="0.742037951946258" calcext:value-type="float">
            <text:p>0.74203795194625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6" office:value-type="float" office:value="0.0001" calcext:value-type="float">
            <text:p>1.00E-04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0.0419633537530899" calcext:value-type="float">
            <text:p>0.04196335375309</text:p>
          </table:table-cell>
          <table:table-cell table:style-name="ce17" office:value-type="float" office:value="0.641095280647278" calcext:value-type="float">
            <text:p>0.641095280647278</text:p>
          </table:table-cell>
          <table:table-cell table:style-name="ce17" office:value-type="float" office:value="0.650551855564117" calcext:value-type="float">
            <text:p>0.650551855564117</text:p>
          </table:table-cell>
          <table:table-cell table:style-name="ce17" office:value-type="float" office:value="0.660200476646423" calcext:value-type="float">
            <text:p>0.660200476646423</text:p>
          </table:table-cell>
          <table:table-cell table:style-name="ce17" office:value-type="float" office:value="0.780612647533417" calcext:value-type="float">
            <text:p>0.78061264753341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ewsQA</text:p>
          </table:table-cell>
          <table:table-cell table:style-name="ce26" office:value-type="float" office:value="0.0001" calcext:value-type="float">
            <text:p>1.00E-04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181919038295746" calcext:value-type="float">
            <text:p>0.181919038295746</text:p>
          </table:table-cell>
          <table:table-cell table:style-name="ce17" office:value-type="float" office:value="0.491804867982864" calcext:value-type="float">
            <text:p>0.491804867982864</text:p>
          </table:table-cell>
          <table:table-cell table:style-name="ce17" office:value-type="float" office:value="0.304482877254486" calcext:value-type="float">
            <text:p>0.304482877254486</text:p>
          </table:table-cell>
          <table:table-cell table:style-name="ce17" office:value-type="float" office:value="0.872905790805817" calcext:value-type="float">
            <text:p>0.872905790805817</text:p>
          </table:table-cell>
          <table:table-cell table:style-name="ce17" office:value-type="float" office:value="0.493084788322449" calcext:value-type="float">
            <text:p>0.493084788322449</text:p>
          </table:table-cell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line 1" table:style-name="ta1">
        <table:table-column table:style-name="co1" table:default-cell-style-name="ce18"/>
        <table:table-column table:style-name="co2" table:default-cell-style-name="ce18"/>
        <table:table-column table:style-name="co5" table:default-cell-style-name="ce18"/>
        <table:table-column table:style-name="co1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default-cell-style-name="ce18"/>
        <table:table-column table:style-name="co1" table:number-columns-repeated="56" table:default-cell-style-name="ce18"/>
        <table:table-row table:style-name="ro1">
          <table:table-cell table:style-name="ce14" office:value-type="string" calcext:value-type="string">
            <text:p>Data</text:p>
          </table:table-cell>
          <table:table-cell table:style-name="ce19" office:value-type="string" calcext:value-type="string">
            <text:p>Learning rate </text:p>
          </table:table-cell>
          <table:table-cell table:style-name="ce19" office:value-type="string" calcext:value-type="string">
            <text:p>dropout_prob</text:p>
          </table:table-cell>
          <table:table-cell table:style-name="ce36" office:value-type="string" calcext:value-type="string">
            <text:p>loss</text:p>
          </table:table-cell>
          <table:table-cell table:style-name="ce36" office:value-type="string" calcext:value-type="string">
            <text:p>activation_loss</text:p>
          </table:table-cell>
          <table:table-cell table:style-name="ce36" office:value-type="string" calcext:value-type="string">
            <text:p>activation_1_loss</text:p>
          </table:table-cell>
          <table:table-cell table:style-name="ce38" office:value-type="string" calcext:value-type="string">
            <text:p>activation_accuracy</text:p>
          </table:table-cell>
          <table:table-cell table:style-name="ce38" office:value-type="string" calcext:value-type="string">
            <text:p>activation_1_accuracy</text:p>
          </table:table-cell>
          <table:table-cell table:style-name="ce29" office:value-type="string" calcext:value-type="string">
            <text:p>Accuracy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0" office:value-type="float" office:value="0.000009" calcext:value-type="float">
            <text:p>9E-06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3.75586271286011" calcext:value-type="float">
            <text:p>3.75586271286011</text:p>
          </table:table-cell>
          <table:table-cell table:style-name="ce20" office:value-type="float" office:value="1.91541373729706" calcext:value-type="float">
            <text:p>1.91541373729706</text:p>
          </table:table-cell>
          <table:table-cell table:style-name="ce20" office:value-type="float" office:value="1.84044849872589" calcext:value-type="float">
            <text:p>1.84044849872589</text:p>
          </table:table-cell>
          <table:table-cell table:style-name="ce15" office:value-type="float" office:value="0.609159409999847" calcext:value-type="float">
            <text:p>0.609159409999847</text:p>
          </table:table-cell>
          <table:table-cell table:style-name="ce15" office:value-type="float" office:value="0.642013907432556" calcext:value-type="float">
            <text:p>0.642013907432556</text:p>
          </table:table-cell>
          <table:table-cell table:style-name="ce15" table:formula="of:=AVERAGE([.G2:.H2])" office:value-type="float" office:value="0.625586658716202" calcext:value-type="float">
            <text:p>0.625586658716202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0" office:value-type="float" office:value="0.000009" calcext:value-type="float">
            <text:p>9E-06</text:p>
          </table:table-cell>
          <table:table-cell table:style-name="ce15" office:value-type="float" office:value="0.2" calcext:value-type="float">
            <text:p>0.2</text:p>
          </table:table-cell>
          <table:table-cell table:style-name="ce20" office:value-type="float" office:value="2.68795251846313" calcext:value-type="float">
            <text:p>2.68795251846313</text:p>
          </table:table-cell>
          <table:table-cell table:style-name="ce20" office:value-type="float" office:value="1.35393238067627" calcext:value-type="float">
            <text:p>1.35393238067627</text:p>
          </table:table-cell>
          <table:table-cell table:style-name="ce20" office:value-type="float" office:value="1.33402037620544" calcext:value-type="float">
            <text:p>1.33402037620544</text:p>
          </table:table-cell>
          <table:table-cell table:style-name="ce15" office:value-type="float" office:value="0.645285129547119" calcext:value-type="float">
            <text:p>0.645285129547119</text:p>
          </table:table-cell>
          <table:table-cell table:style-name="ce15" office:value-type="float" office:value="0.66221022605896" calcext:value-type="float">
            <text:p>0.66221022605896</text:p>
          </table:table-cell>
          <table:table-cell table:style-name="ce15" table:formula="of:=AVERAGE([.G3:.H3])" office:value-type="float" office:value="0.65374767780304" calcext:value-type="float">
            <text:p>0.65374767780304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3.64157390594482" calcext:value-type="float">
            <text:p>3.64157390594482</text:p>
          </table:table-cell>
          <table:table-cell table:style-name="ce20" office:value-type="float" office:value="1.84769344329834" calcext:value-type="float">
            <text:p>1.84769344329834</text:p>
          </table:table-cell>
          <table:table-cell table:style-name="ce20" office:value-type="float" office:value="1.79388058185577" calcext:value-type="float">
            <text:p>1.79388058185577</text:p>
          </table:table-cell>
          <table:table-cell table:style-name="ce20" office:value-type="float" office:value="0.620395362377167" calcext:value-type="float">
            <text:p>0.620395362377167</text:p>
          </table:table-cell>
          <table:table-cell table:style-name="ce20" office:value-type="float" office:value="0.638316035270691" calcext:value-type="float">
            <text:p>0.638316035270691</text:p>
          </table:table-cell>
          <table:table-cell table:style-name="ce15" table:formula="of:=AVERAGE([.G4:.H4])" office:value-type="float" office:value="0.629355698823929" calcext:value-type="float">
            <text:p>0.629355698823929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15" office:value-type="float" office:value="0.2" calcext:value-type="float">
            <text:p>0.2</text:p>
          </table:table-cell>
          <table:table-cell table:style-name="ce20" office:value-type="float" office:value="2.69651103019714" calcext:value-type="float">
            <text:p>2.69651103019714</text:p>
          </table:table-cell>
          <table:table-cell table:style-name="ce20" office:value-type="float" office:value="1.36458122730255" calcext:value-type="float">
            <text:p>1.36458122730255</text:p>
          </table:table-cell>
          <table:table-cell table:style-name="ce20" office:value-type="float" office:value="1.33193051815033" calcext:value-type="float">
            <text:p>1.33193051815033</text:p>
          </table:table-cell>
          <table:table-cell table:style-name="ce20" office:value-type="float" office:value="0.651543140411377" calcext:value-type="float">
            <text:p>0.651543140411377</text:p>
          </table:table-cell>
          <table:table-cell table:style-name="ce20" office:value-type="float" office:value="0.669037103652954" calcext:value-type="float">
            <text:p>0.669037103652954</text:p>
          </table:table-cell>
          <table:table-cell table:style-name="ce15" table:formula="of:=AVERAGE([.G5:.H5])" office:value-type="float" office:value="0.660290122032166" calcext:value-type="float">
            <text:p>0.660290122032166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2.4086742401123" calcext:value-type="float">
            <text:p>2.4086742401123</text:p>
          </table:table-cell>
          <table:table-cell table:style-name="ce20" office:value-type="float" office:value="1.21708190441132" calcext:value-type="float">
            <text:p>1.21708190441132</text:p>
          </table:table-cell>
          <table:table-cell table:style-name="ce20" office:value-type="float" office:value="1.19159245491028" calcext:value-type="float">
            <text:p>1.19159245491028</text:p>
          </table:table-cell>
          <table:table-cell table:style-name="ce20" office:value-type="float" office:value="0.673730611801147" calcext:value-type="float">
            <text:p>0.673730611801147</text:p>
          </table:table-cell>
          <table:table-cell table:style-name="ce20" office:value-type="float" office:value="0.692077934741974" calcext:value-type="float">
            <text:p>0.692077934741974</text:p>
          </table:table-cell>
          <table:table-cell table:style-name="ce15" table:formula="of:=AVERAGE([.G6:.H6])" office:value-type="float" office:value="0.682904273271561" calcext:value-type="float">
            <text:p>0.682904273271561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3" calcext:value-type="float">
            <text:p>3.00E-05</text:p>
          </table:table-cell>
          <table:table-cell table:style-name="ce15" office:value-type="float" office:value="0.2" calcext:value-type="float">
            <text:p>0.2</text:p>
          </table:table-cell>
          <table:table-cell table:style-name="ce20" office:value-type="float" office:value="2.43690919876099" calcext:value-type="float">
            <text:p>2.43690919876099</text:p>
          </table:table-cell>
          <table:table-cell table:style-name="ce20" office:value-type="float" office:value="1.22735440731049" calcext:value-type="float">
            <text:p>1.22735440731049</text:p>
          </table:table-cell>
          <table:table-cell table:style-name="ce20" office:value-type="float" office:value="1.20955395698547" calcext:value-type="float">
            <text:p>1.20955395698547</text:p>
          </table:table-cell>
          <table:table-cell table:style-name="ce20" office:value-type="float" office:value="0.673872828483581" calcext:value-type="float">
            <text:p>0.673872828483581</text:p>
          </table:table-cell>
          <table:table-cell table:style-name="ce20" office:value-type="float" office:value="0.692646861076355" calcext:value-type="float">
            <text:p>0.692646861076355</text:p>
          </table:table-cell>
          <table:table-cell table:style-name="ce15" table:formula="of:=AVERAGE([.G7:.H7])" office:value-type="float" office:value="0.683259844779968" calcext:value-type="float">
            <text:p>0.683259844779968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5" calcext:value-type="float">
            <text:p>5.00E-0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3.21843886375427" calcext:value-type="float">
            <text:p>3.21843886375427</text:p>
          </table:table-cell>
          <table:table-cell table:style-name="ce20" office:value-type="float" office:value="1.69975507259369" calcext:value-type="float">
            <text:p>1.69975507259369</text:p>
          </table:table-cell>
          <table:table-cell table:style-name="ce20" office:value-type="float" office:value="1.51868343353271" calcext:value-type="float">
            <text:p>1.51868343353271</text:p>
          </table:table-cell>
          <table:table-cell table:style-name="ce20" office:value-type="float" office:value="0.647276341915131" calcext:value-type="float">
            <text:p>0.647276341915131</text:p>
          </table:table-cell>
          <table:table-cell table:style-name="ce20" office:value-type="float" office:value="0.674868404865265" calcext:value-type="float">
            <text:p>0.674868404865265</text:p>
          </table:table-cell>
          <table:table-cell table:style-name="ce15" table:formula="of:=AVERAGE([.G8:.H8])" office:value-type="float" office:value="0.661072373390198" calcext:value-type="float">
            <text:p>0.661072373390198</text:p>
          </table:table-cell>
          <table:table-cell table:number-columns-repeated="55"/>
        </table:table-row>
        <table:table-row table:style-name="ro1">
          <table:table-cell table:style-name="ce30" office:value-type="string" calcext:value-type="string">
            <text:p>SQuAD2.0</text:p>
          </table:table-cell>
          <table:table-cell table:style-name="ce32" office:value-type="float" office:value="0.00005" calcext:value-type="float">
            <text:p>5.00E-05</text:p>
          </table:table-cell>
          <table:table-cell table:style-name="ce30" office:value-type="float" office:value="0.2" calcext:value-type="float">
            <text:p>0.2</text:p>
          </table:table-cell>
          <table:table-cell table:style-name="ce37" office:value-type="float" office:value="2.59005904197693" calcext:value-type="float">
            <text:p>2.59005904197693</text:p>
          </table:table-cell>
          <table:table-cell table:style-name="ce37" office:value-type="float" office:value="1.29549586772919" calcext:value-type="float">
            <text:p>1.29549586772919</text:p>
          </table:table-cell>
          <table:table-cell table:style-name="ce37" office:value-type="float" office:value="1.29456257820129" calcext:value-type="float">
            <text:p>1.29456257820129</text:p>
          </table:table-cell>
          <table:table-cell table:style-name="ce37" office:value-type="float" office:value="0.668183743953705" calcext:value-type="float">
            <text:p>0.668183743953705</text:p>
          </table:table-cell>
          <table:table-cell table:style-name="ce37" office:value-type="float" office:value="0.688380002975464" calcext:value-type="float">
            <text:p>0.688380002975464</text:p>
          </table:table-cell>
          <table:table-cell table:style-name="ce30" table:formula="of:=AVERAGE([.G9:.H9])" office:value-type="float" office:value="0.678281873464584" calcext:value-type="float">
            <text:p>0.678281873464584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7" calcext:value-type="float">
            <text:p>7.00E-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.96577000617981" calcext:value-type="float">
            <text:p>2.96577000617981</text:p>
          </table:table-cell>
          <table:table-cell table:style-name="ce15" office:value-type="float" office:value="1.56158220767975" calcext:value-type="float">
            <text:p>1.56158220767975</text:p>
          </table:table-cell>
          <table:table-cell table:style-name="ce15" office:value-type="float" office:value="1.40418803691864" calcext:value-type="float">
            <text:p>1.40418803691864</text:p>
          </table:table-cell>
          <table:table-cell table:style-name="ce15" office:value-type="float" office:value="0.661925733089447" calcext:value-type="float">
            <text:p>0.661925733089447</text:p>
          </table:table-cell>
          <table:table-cell table:style-name="ce15" office:value-type="float" office:value="0.680415272712708" calcext:value-type="float">
            <text:p>0.680415272712708</text:p>
          </table:table-cell>
          <table:table-cell table:style-name="ce15" table:formula="of:=AVERAGE([.G10:.H10])" office:value-type="float" office:value="0.671170502901077" calcext:value-type="float">
            <text:p>0.671170502901077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7" calcext:value-type="float">
            <text:p>7.00E-05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2.71616649627686" calcext:value-type="float">
            <text:p>2.71616649627686</text:p>
          </table:table-cell>
          <table:table-cell table:style-name="ce15" office:value-type="float" office:value="1.36466205120087" calcext:value-type="float">
            <text:p>1.36466205120087</text:p>
          </table:table-cell>
          <table:table-cell table:style-name="ce15" office:value-type="float" office:value="1.35150444507599" calcext:value-type="float">
            <text:p>1.35150444507599</text:p>
          </table:table-cell>
          <table:table-cell table:style-name="ce15" office:value-type="float" office:value="0.662067949771881" calcext:value-type="float">
            <text:p>0.662067949771881</text:p>
          </table:table-cell>
          <table:table-cell table:style-name="ce15" office:value-type="float" office:value="0.678281903266907" calcext:value-type="float">
            <text:p>0.678281903266907</text:p>
          </table:table-cell>
          <table:table-cell table:style-name="ce15" table:formula="of:=AVERAGE([.G11:.H11])" office:value-type="float" office:value="0.670174926519394" calcext:value-type="float">
            <text:p>0.670174926519394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9" calcext:value-type="float">
            <text:p>9.00E-0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2.96833825111389" calcext:value-type="float">
            <text:p>2.96833825111389</text:p>
          </table:table-cell>
          <table:table-cell table:style-name="ce20" office:value-type="float" office:value="1.51513028144836" calcext:value-type="float">
            <text:p>1.51513028144836</text:p>
          </table:table-cell>
          <table:table-cell table:style-name="ce20" office:value-type="float" office:value="1.45320868492126" calcext:value-type="float">
            <text:p>1.45320868492126</text:p>
          </table:table-cell>
          <table:table-cell table:style-name="ce20" office:value-type="float" office:value="0.653534352779388" calcext:value-type="float">
            <text:p>0.653534352779388</text:p>
          </table:table-cell>
          <table:table-cell table:style-name="ce20" office:value-type="float" office:value="0.676290690898895" calcext:value-type="float">
            <text:p>0.676290690898895</text:p>
          </table:table-cell>
          <table:table-cell table:style-name="ce15" table:formula="of:=AVERAGE([.G12:.H12])" office:value-type="float" office:value="0.664912521839142" calcext:value-type="float">
            <text:p>0.664912521839142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1" office:value-type="float" office:value="0.00009" calcext:value-type="float">
            <text:p>9.00E-05</text:p>
          </table:table-cell>
          <table:table-cell table:style-name="ce15" office:value-type="float" office:value="0.2" calcext:value-type="float">
            <text:p>0.2</text:p>
          </table:table-cell>
          <table:table-cell table:style-name="ce20" office:value-type="float" office:value="2.78640031814575" calcext:value-type="float">
            <text:p>2.78640031814575</text:p>
          </table:table-cell>
          <table:table-cell table:style-name="ce20" office:value-type="float" office:value="1.41637754440308" calcext:value-type="float">
            <text:p>1.41637754440308</text:p>
          </table:table-cell>
          <table:table-cell table:style-name="ce20" office:value-type="float" office:value="1.37002289295197" calcext:value-type="float">
            <text:p>1.37002289295197</text:p>
          </table:table-cell>
          <table:table-cell table:style-name="ce20" office:value-type="float" office:value="0.6458540558815" calcext:value-type="float">
            <text:p>0.6458540558815</text:p>
          </table:table-cell>
          <table:table-cell table:style-name="ce20" office:value-type="float" office:value="0.665908098220825" calcext:value-type="float">
            <text:p>0.665908098220825</text:p>
          </table:table-cell>
          <table:table-cell table:style-name="ce15" table:formula="of:=AVERAGE([.G13:.H13])" office:value-type="float" office:value="0.655881077051163" calcext:value-type="float">
            <text:p>0.655881077051163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.30249309539795" calcext:value-type="float">
            <text:p>3.30249309539795</text:p>
          </table:table-cell>
          <table:table-cell table:style-name="ce15" office:value-type="float" office:value="1.67743992805481" calcext:value-type="float">
            <text:p>1.67743992805481</text:p>
          </table:table-cell>
          <table:table-cell table:style-name="ce15" office:value-type="float" office:value="1.62505292892456" calcext:value-type="float">
            <text:p>1.62505292892456</text:p>
          </table:table-cell>
          <table:table-cell table:style-name="ce15" office:value-type="float" office:value="0.64670741558075" calcext:value-type="float">
            <text:p>0.64670741558075</text:p>
          </table:table-cell>
          <table:table-cell table:style-name="ce15" office:value-type="float" office:value="0.667757034301758" calcext:value-type="float">
            <text:p>0.667757034301758</text:p>
          </table:table-cell>
          <table:table-cell table:style-name="ce15" table:formula="of:=AVERAGE([.G14:.H14])" office:value-type="float" office:value="0.657232224941254" calcext:value-type="float">
            <text:p>0.657232224941254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SQuAD2.0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2.85550284385681" calcext:value-type="float">
            <text:p>2.85550284385681</text:p>
          </table:table-cell>
          <table:table-cell table:style-name="ce15" office:value-type="float" office:value="1.46997392177582" calcext:value-type="float">
            <text:p>1.46997392177582</text:p>
          </table:table-cell>
          <table:table-cell table:style-name="ce15" office:value-type="float" office:value="1.38552904129028" calcext:value-type="float">
            <text:p>1.38552904129028</text:p>
          </table:table-cell>
          <table:table-cell table:style-name="ce15" office:value-type="float" office:value="0.651258707046509" calcext:value-type="float">
            <text:p>0.651258707046509</text:p>
          </table:table-cell>
          <table:table-cell table:style-name="ce15" office:value-type="float" office:value="0.672308325767517" calcext:value-type="float">
            <text:p>0.672308325767517</text:p>
          </table:table-cell>
          <table:table-cell table:style-name="ce15" table:formula="of:=AVERAGE([.G15:.H15])" office:value-type="float" office:value="0.661783516407013" calcext:value-type="float">
            <text:p>0.661783516407013</text:p>
          </table:table-cell>
          <table:table-cell table:number-columns-repeated="55"/>
        </table:table-row>
        <table:table-row table:style-name="ro1">
          <table:table-cell table:style-name="ce15" table:number-columns-repeated="9"/>
          <table:table-cell table:number-columns-repeated="5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3" office:value-type="float" office:value="0.000009" calcext:value-type="float">
            <text:p>9E-06</text:p>
          </table:table-cell>
          <table:table-cell table:style-name="ce31" office:value-type="float" office:value="0" calcext:value-type="float">
            <text:p>0</text:p>
          </table:table-cell>
          <table:table-cell table:style-name="ce33" office:value-type="float" office:value="3.98159170150757" calcext:value-type="float">
            <text:p>3.98159170150757</text:p>
          </table:table-cell>
          <table:table-cell table:style-name="ce33" office:value-type="float" office:value="2.05830860137939" calcext:value-type="float">
            <text:p>2.05830860137939</text:p>
          </table:table-cell>
          <table:table-cell table:style-name="ce33" office:value-type="float" office:value="1.92328298091888" calcext:value-type="float">
            <text:p>1.92328298091888</text:p>
          </table:table-cell>
          <table:table-cell table:style-name="ce31" office:value-type="float" office:value="0.51477724313736" calcext:value-type="float">
            <text:p>0.51477724313736</text:p>
          </table:table-cell>
          <table:table-cell table:style-name="ce31" office:value-type="float" office:value="0.546757817268372" calcext:value-type="float">
            <text:p>0.546757817268372</text:p>
          </table:table-cell>
          <table:table-cell table:style-name="ce31" table:formula="of:=AVERAGE([.G17:.H17])" office:value-type="float" office:value="0.530767530202866" calcext:value-type="float">
            <text:p>0.530767530202866</text:p>
          </table:table-cell>
          <table:table-cell table:number-columns-repeated="5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3" office:value-type="float" office:value="0.000009" calcext:value-type="float">
            <text:p>9E-06</text:p>
          </table:table-cell>
          <table:table-cell table:style-name="ce31" office:value-type="float" office:value="0.2" calcext:value-type="float">
            <text:p>0.2</text:p>
          </table:table-cell>
          <table:table-cell table:style-name="ce33" office:value-type="float" office:value="3.10142707824707" calcext:value-type="float">
            <text:p>3.10142707824707</text:p>
          </table:table-cell>
          <table:table-cell table:style-name="ce33" office:value-type="float" office:value="1.60999846458435" calcext:value-type="float">
            <text:p>1.60999846458435</text:p>
          </table:table-cell>
          <table:table-cell table:style-name="ce33" office:value-type="float" office:value="1.49142897129059" calcext:value-type="float">
            <text:p>1.49142897129059</text:p>
          </table:table-cell>
          <table:table-cell table:style-name="ce31" office:value-type="float" office:value="0.557565033435822" calcext:value-type="float">
            <text:p>0.557565033435822</text:p>
          </table:table-cell>
          <table:table-cell table:style-name="ce31" office:value-type="float" office:value="0.594397902488709" calcext:value-type="float">
            <text:p>0.594397902488709</text:p>
          </table:table-cell>
          <table:table-cell table:style-name="ce31" table:formula="of:=AVERAGE([.G18:.H18])" office:value-type="float" office:value="0.575981467962265" calcext:value-type="float">
            <text:p>0.575981467962265</text:p>
          </table:table-cell>
          <table:table-cell table:number-columns-repeated="5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1" calcext:value-type="float">
            <text:p>1.00E-05</text:p>
          </table:table-cell>
          <table:table-cell table:style-name="ce31" office:value-type="float" office:value="0" calcext:value-type="float">
            <text:p>0</text:p>
          </table:table-cell>
          <table:table-cell table:style-name="ce33" office:value-type="float" office:value="4.140549659729" calcext:value-type="float">
            <text:p>4.140549659729</text:p>
          </table:table-cell>
          <table:table-cell table:style-name="ce33" office:value-type="float" office:value="2.12462568283081" calcext:value-type="float">
            <text:p>2.12462568283081</text:p>
          </table:table-cell>
          <table:table-cell table:style-name="ce33" office:value-type="float" office:value="2.01592469215393" calcext:value-type="float">
            <text:p>2.01592469215393</text:p>
          </table:table-cell>
          <table:table-cell table:style-name="ce33" office:value-type="float" office:value="0.524922788143158" calcext:value-type="float">
            <text:p>0.524922788143158</text:p>
          </table:table-cell>
          <table:table-cell table:style-name="ce33" office:value-type="float" office:value="0.547640025615692" calcext:value-type="float">
            <text:p>0.547640025615692</text:p>
          </table:table-cell>
          <table:table-cell table:style-name="ce31" table:formula="of:=AVERAGE([.G19:.H19])" office:value-type="float" office:value="0.536281406879425" calcext:value-type="float">
            <text:p>0.536281406879425</text:p>
          </table:table-cell>
          <table:table-cell table:number-columns-repeated="5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1" calcext:value-type="float">
            <text:p>1.00E-05</text:p>
          </table:table-cell>
          <table:table-cell table:style-name="ce31" office:value-type="float" office:value="0.2" calcext:value-type="float">
            <text:p>0.2</text:p>
          </table:table-cell>
          <table:table-cell table:style-name="ce33" office:value-type="float" office:value="3.13722777366638" calcext:value-type="float">
            <text:p>3.13722777366638</text:p>
          </table:table-cell>
          <table:table-cell table:style-name="ce33" office:value-type="float" office:value="1.62742912769318" calcext:value-type="float">
            <text:p>1.62742912769318</text:p>
          </table:table-cell>
          <table:table-cell table:style-name="ce33" office:value-type="float" office:value="1.50979864597321" calcext:value-type="float">
            <text:p>1.50979864597321</text:p>
          </table:table-cell>
          <table:table-cell table:style-name="ce33" office:value-type="float" office:value="0.549845576286316" calcext:value-type="float">
            <text:p>0.549845576286316</text:p>
          </table:table-cell>
          <table:table-cell table:style-name="ce33" office:value-type="float" office:value="0.587340116500855" calcext:value-type="float">
            <text:p>0.587340116500855</text:p>
          </table:table-cell>
          <table:table-cell table:style-name="ce31" table:formula="of:=AVERAGE([.G20:.H20])" office:value-type="float" office:value="0.568592846393585" calcext:value-type="float">
            <text:p>0.568592846393585</text:p>
          </table:table-cell>
          <table:table-cell table:number-columns-repeated="5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3" calcext:value-type="float">
            <text:p>3.00E-05</text:p>
          </table:table-cell>
          <table:table-cell table:style-name="ce31" office:value-type="float" office:value="0" calcext:value-type="float">
            <text:p>0</text:p>
          </table:table-cell>
          <table:table-cell table:style-name="ce33" office:value-type="float" office:value="5.35149526596069" calcext:value-type="float">
            <text:p>5.35149526596069</text:p>
          </table:table-cell>
          <table:table-cell table:style-name="ce33" office:value-type="float" office:value="2.77096772193909" calcext:value-type="float">
            <text:p>2.77096772193909</text:p>
          </table:table-cell>
          <table:table-cell table:style-name="ce33" office:value-type="float" office:value="2.58052754402161" calcext:value-type="float">
            <text:p>2.58052754402161</text:p>
          </table:table-cell>
          <table:table-cell table:style-name="ce33" office:value-type="float" office:value="0.526025593280792" calcext:value-type="float">
            <text:p>0.526025593280792</text:p>
          </table:table-cell>
          <table:table-cell table:style-name="ce33" office:value-type="float" office:value="0.550286710262299" calcext:value-type="float">
            <text:p>0.550286710262299</text:p>
          </table:table-cell>
          <table:table-cell table:style-name="ce31" table:formula="of:=AVERAGE([.G21:.H21])" office:value-type="float" office:value="0.538156151771545" calcext:value-type="float">
            <text:p>0.538156151771545</text:p>
          </table:table-cell>
          <table:table-cell table:number-columns-repeated="5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3" calcext:value-type="float">
            <text:p>3.00E-05</text:p>
          </table:table-cell>
          <table:table-cell table:style-name="ce31" office:value-type="float" office:value="0.2" calcext:value-type="float">
            <text:p>0.2</text:p>
          </table:table-cell>
          <table:table-cell table:style-name="ce33" office:value-type="float" office:value="3.11216044425964" calcext:value-type="float">
            <text:p>3.11216044425964</text:p>
          </table:table-cell>
          <table:table-cell table:style-name="ce33" office:value-type="float" office:value="1.61710500717163" calcext:value-type="float">
            <text:p>1.61710500717163</text:p>
          </table:table-cell>
          <table:table-cell table:style-name="ce33" office:value-type="float" office:value="1.49505460262299" calcext:value-type="float">
            <text:p>1.49505460262299</text:p>
          </table:table-cell>
          <table:table-cell table:style-name="ce33" office:value-type="float" office:value="0.547419488430023" calcext:value-type="float">
            <text:p>0.547419488430023</text:p>
          </table:table-cell>
          <table:table-cell table:style-name="ce33" office:value-type="float" office:value="0.59219229221344" calcext:value-type="float">
            <text:p>0.59219229221344</text:p>
          </table:table-cell>
          <table:table-cell table:style-name="ce31" table:formula="of:=AVERAGE([.G22:.H22])" office:value-type="float" office:value="0.569805890321732" calcext:value-type="float">
            <text:p>0.569805890321732</text:p>
          </table:table-cell>
          <table:table-cell table:number-columns-repeated="5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5" calcext:value-type="float">
            <text:p>5.00E-0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.28115558624268" calcext:value-type="float">
            <text:p>4.28115558624268</text:p>
          </table:table-cell>
          <table:table-cell table:style-name="ce31" office:value-type="float" office:value="2.2272412776947" calcext:value-type="float">
            <text:p>2.2272412776947</text:p>
          </table:table-cell>
          <table:table-cell table:style-name="ce31" office:value-type="float" office:value="2.05391430854797" calcext:value-type="float">
            <text:p>2.05391430854797</text:p>
          </table:table-cell>
          <table:table-cell table:style-name="ce31" office:value-type="float" office:value="0.531980574131012" calcext:value-type="float">
            <text:p>0.531980574131012</text:p>
          </table:table-cell>
          <table:table-cell table:style-name="ce31" office:value-type="float" office:value="0.563299536705017" calcext:value-type="float">
            <text:p>0.563299536705017</text:p>
          </table:table-cell>
          <table:table-cell table:style-name="ce31" table:formula="of:=AVERAGE([.G23:.H23])" office:value-type="float" office:value="0.547640055418015" calcext:value-type="float">
            <text:p>0.547640055418015</text:p>
          </table:table-cell>
          <table:table-cell table:number-columns-repeated="5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5" calcext:value-type="float">
            <text:p>5.00E-05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float" office:value="3.29628610610962" calcext:value-type="float">
            <text:p>3.29628610610962</text:p>
          </table:table-cell>
          <table:table-cell table:style-name="ce31" office:value-type="float" office:value="1.71161544322968" calcext:value-type="float">
            <text:p>1.71161544322968</text:p>
          </table:table-cell>
          <table:table-cell table:style-name="ce31" office:value-type="float" office:value="1.58467030525208" calcext:value-type="float">
            <text:p>1.58467030525208</text:p>
          </table:table-cell>
          <table:table-cell table:style-name="ce31" office:value-type="float" office:value="0.549625039100647" calcext:value-type="float">
            <text:p>0.549625039100647</text:p>
          </table:table-cell>
          <table:table-cell table:style-name="ce31" office:value-type="float" office:value="0.583370089530945" calcext:value-type="float">
            <text:p>0.583370089530945</text:p>
          </table:table-cell>
          <table:table-cell table:style-name="ce31" table:formula="of:=AVERAGE([.G24:.H24])" office:value-type="float" office:value="0.566497564315796" calcext:value-type="float">
            <text:p>0.566497564315796</text:p>
          </table:table-cell>
          <table:table-cell table:number-columns-repeated="5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7" calcext:value-type="float">
            <text:p>7.00E-0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.19680261611939" calcext:value-type="float">
            <text:p>4.19680261611939</text:p>
          </table:table-cell>
          <table:table-cell table:style-name="ce31" office:value-type="float" office:value="2.21602344512939" calcext:value-type="float">
            <text:p>2.21602344512939</text:p>
          </table:table-cell>
          <table:table-cell table:style-name="ce31" office:value-type="float" office:value="1.98077893257141" calcext:value-type="float">
            <text:p>1.98077893257141</text:p>
          </table:table-cell>
          <table:table-cell table:style-name="ce31" office:value-type="float" office:value="0.518085539340973" calcext:value-type="float">
            <text:p>0.518085539340973</text:p>
          </table:table-cell>
          <table:table-cell table:style-name="ce31" office:value-type="float" office:value="0.560211718082428" calcext:value-type="float">
            <text:p>0.560211718082428</text:p>
          </table:table-cell>
          <table:table-cell table:style-name="ce31" table:formula="of:=AVERAGE([.G25:.H25])" office:value-type="float" office:value="0.5391486287117" calcext:value-type="float">
            <text:p>0.5391486287117</text:p>
          </table:table-cell>
          <table:table-cell table:number-columns-repeated="5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7" calcext:value-type="float">
            <text:p>7.00E-05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float" office:value="3.39547157287598" calcext:value-type="float">
            <text:p>3.39547157287598</text:p>
          </table:table-cell>
          <table:table-cell table:style-name="ce31" office:value-type="float" office:value="1.73871719837189" calcext:value-type="float">
            <text:p>1.73871719837189</text:p>
          </table:table-cell>
          <table:table-cell table:style-name="ce31" office:value-type="float" office:value="1.65675449371338" calcext:value-type="float">
            <text:p>1.65675449371338</text:p>
          </table:table-cell>
          <table:table-cell table:style-name="ce31" office:value-type="float" office:value="0.541685044765472" calcext:value-type="float">
            <text:p>0.541685044765472</text:p>
          </table:table-cell>
          <table:table-cell table:style-name="ce31" office:value-type="float" office:value="0.570798397064209" calcext:value-type="float">
            <text:p>0.570798397064209</text:p>
          </table:table-cell>
          <table:table-cell table:style-name="ce31" table:formula="of:=AVERAGE([.G26:.H26])" office:value-type="float" office:value="0.556241720914841" calcext:value-type="float">
            <text:p>0.556241720914841</text:p>
          </table:table-cell>
          <table:table-cell table:number-columns-repeated="5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9" calcext:value-type="float">
            <text:p>9.00E-0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.14180707931519" calcext:value-type="float">
            <text:p>4.14180707931519</text:p>
          </table:table-cell>
          <table:table-cell table:style-name="ce31" office:value-type="float" office:value="2.16226100921631" calcext:value-type="float">
            <text:p>2.16226100921631</text:p>
          </table:table-cell>
          <table:table-cell table:style-name="ce31" office:value-type="float" office:value="1.97954559326172" calcext:value-type="float">
            <text:p>1.97954559326172</text:p>
          </table:table-cell>
          <table:table-cell table:style-name="ce31" office:value-type="float" office:value="0.527348935604095" calcext:value-type="float">
            <text:p>0.527348935604095</text:p>
          </table:table-cell>
          <table:table-cell table:style-name="ce31" office:value-type="float" office:value="0.559329509735107" calcext:value-type="float">
            <text:p>0.559329509735107</text:p>
          </table:table-cell>
          <table:table-cell table:style-name="ce31" table:formula="of:=AVERAGE([.G27:.H27])" office:value-type="float" office:value="0.543339222669601" calcext:value-type="float">
            <text:p>0.543339222669601</text:p>
          </table:table-cell>
          <table:table-cell table:number-columns-repeated="5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4" office:value-type="float" office:value="0.00009" calcext:value-type="float">
            <text:p>9.00E-05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float" office:value="3.30072712898254" calcext:value-type="float">
            <text:p>3.30072712898254</text:p>
          </table:table-cell>
          <table:table-cell table:style-name="ce31" office:value-type="float" office:value="1.68963086605072" calcext:value-type="float">
            <text:p>1.68963086605072</text:p>
          </table:table-cell>
          <table:table-cell table:style-name="ce31" office:value-type="float" office:value="1.61109602451324" calcext:value-type="float">
            <text:p>1.61109602451324</text:p>
          </table:table-cell>
          <table:table-cell table:style-name="ce31" office:value-type="float" office:value="0.546978354454041" calcext:value-type="float">
            <text:p>0.546978354454041</text:p>
          </table:table-cell>
          <table:table-cell table:style-name="ce31" office:value-type="float" office:value="0.57741504907608" calcext:value-type="float">
            <text:p>0.57741504907608</text:p>
          </table:table-cell>
          <table:table-cell table:style-name="ce31" table:formula="of:=AVERAGE([.G28:.H28])" office:value-type="float" office:value="0.56219670176506" calcext:value-type="float">
            <text:p>0.56219670176506</text:p>
          </table:table-cell>
          <table:table-cell table:number-columns-repeated="5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5" office:value-type="float" office:value="0.0001" calcext:value-type="float">
            <text:p>1.00E-0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.29005908966064" calcext:value-type="float">
            <text:p>4.29005908966064</text:p>
          </table:table-cell>
          <table:table-cell table:style-name="ce31" office:value-type="float" office:value="2.22493505477905" calcext:value-type="float">
            <text:p>2.22493505477905</text:p>
          </table:table-cell>
          <table:table-cell table:style-name="ce31" office:value-type="float" office:value="2.06512427330017" calcext:value-type="float">
            <text:p>2.06512427330017</text:p>
          </table:table-cell>
          <table:table-cell table:style-name="ce31" office:value-type="float" office:value="0.527790009975433" calcext:value-type="float">
            <text:p>0.527790009975433</text:p>
          </table:table-cell>
          <table:table-cell table:style-name="ce31" office:value-type="float" office:value="0.558667838573456" calcext:value-type="float">
            <text:p>0.558667838573456</text:p>
          </table:table-cell>
          <table:table-cell table:style-name="ce31" table:formula="of:=AVERAGE([.G29:.H29])" office:value-type="float" office:value="0.543228924274445" calcext:value-type="float">
            <text:p>0.543228924274445</text:p>
          </table:table-cell>
          <table:table-cell table:number-columns-repeated="55"/>
        </table:table-row>
        <table:table-row table:style-name="ro1">
          <table:table-cell table:style-name="ce31" office:value-type="string" calcext:value-type="string">
            <text:p>NewsQA</text:p>
          </table:table-cell>
          <table:table-cell table:style-name="ce35" office:value-type="float" office:value="0.0001" calcext:value-type="float">
            <text:p>1.00E-04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float" office:value="3.40657258033752" calcext:value-type="float">
            <text:p>3.40657258033752</text:p>
          </table:table-cell>
          <table:table-cell table:style-name="ce31" office:value-type="float" office:value="1.7569682598114" calcext:value-type="float">
            <text:p>1.7569682598114</text:p>
          </table:table-cell>
          <table:table-cell table:style-name="ce31" office:value-type="float" office:value="1.6496045589447" calcext:value-type="float">
            <text:p>1.6496045589447</text:p>
          </table:table-cell>
          <table:table-cell table:style-name="ce31" office:value-type="float" office:value="0.538376688957214" calcext:value-type="float">
            <text:p>0.538376688957214</text:p>
          </table:table-cell>
          <table:table-cell table:style-name="ce31" office:value-type="float" office:value="0.567710638046265" calcext:value-type="float">
            <text:p>0.567710638046265</text:p>
          </table:table-cell>
          <table:table-cell table:style-name="ce31" table:formula="of:=AVERAGE([.G30:.H30])" office:value-type="float" office:value="0.55304366350174" calcext:value-type="float">
            <text:p>0.55304366350174</text:p>
          </table:table-cell>
          <table:table-cell table:number-columns-repeated="5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1:18:41.342002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22:14:01.135308041</meta:creation-date>
    <dc:date>2021-05-23T11:25:17.094651322</dc:date>
    <meta:editing-duration>P2DT33M32S</meta:editing-duration>
    <meta:editing-cycles>51</meta:editing-cycles>
    <meta:generator>LibreOffice/6.4.6.2$Linux_X86_64 LibreOffice_project/40$Build-2</meta:generator>
    <meta:document-statistic meta:table-count="2" meta:cell-count="728" meta:object-count="0"/>
  </office:meta>
</office:document-meta>
</file>